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.04mm"/>
    </style:style>
    <style:style style:name="co2" style:family="table-column">
      <style:table-column-properties fo:break-before="auto" style:column-width="34.11mm"/>
    </style:style>
    <style:style style:name="co3" style:family="table-column">
      <style:table-column-properties fo:break-before="auto" style:column-width="39.02mm"/>
    </style:style>
    <style:style style:name="co4" style:family="table-column">
      <style:table-column-properties fo:break-before="auto" style:column-width="13.9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0.92mm"/>
    </style:style>
    <style:style style:name="co7" style:family="table-column">
      <style:table-column-properties fo:break-before="auto" style:column-width="37.57mm"/>
    </style:style>
    <style:style style:name="co8" style:family="table-column">
      <style:table-column-properties fo:break-before="auto" style:column-width="22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1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3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4" style:family="table-cell" style:parent-style-name="Pivot_20_Table_20_Value" style:data-style-name="N0"/>
    <style:style style:name="ce15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1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7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8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0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choenfield_t10_seed42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Instancia</text:p>
          </table:table-cell>
          <table:table-cell office:value-type="string" calcext:value-type="string">
            <text:p>Tempo_Nanosegundos</text:p>
          </table:table-cell>
          <table:table-cell office:value-type="string" calcext:value-type="string">
            <text:p>N_bins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Hard28_BPP119.txt</text:p>
          </table:table-cell>
          <table:table-cell office:value-type="float" office:value="5790" calcext:value-type="float">
            <text:p>579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Hard28_BPP13.txt</text:p>
          </table:table-cell>
          <table:table-cell office:value-type="float" office:value="5780" calcext:value-type="float">
            <text:p>578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Hard28_BPP14.txt</text:p>
          </table:table-cell>
          <table:table-cell office:value-type="float" office:value="6410" calcext:value-type="float">
            <text:p>641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Hard28_BPP144.txt</text:p>
          </table:table-cell>
          <table:table-cell office:value-type="float" office:value="5980" calcext:value-type="float">
            <text:p>59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Hard28_BPP175.txt</text:p>
          </table:table-cell>
          <table:table-cell office:value-type="float" office:value="5980" calcext:value-type="float">
            <text:p>598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Hard28_BPP178.txt</text:p>
          </table:table-cell>
          <table:table-cell office:value-type="float" office:value="6100" calcext:value-type="float">
            <text:p>610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Hard28_BPP181.txt</text:p>
          </table:table-cell>
          <table:table-cell office:value-type="float" office:value="5630" calcext:value-type="float">
            <text:p>563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Hard28_BPP195.txt</text:p>
          </table:table-cell>
          <table:table-cell office:value-type="float" office:value="5640" calcext:value-type="float">
            <text:p>564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Hard28_BPP359.txt</text:p>
          </table:table-cell>
          <table:table-cell office:value-type="float" office:value="5790" calcext:value-type="float">
            <text:p>579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Hard28_BPP360.txt</text:p>
          </table:table-cell>
          <table:table-cell office:value-type="float" office:value="5750" calcext:value-type="float">
            <text:p>575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Hard28_BPP40.txt</text:p>
          </table:table-cell>
          <table:table-cell office:value-type="float" office:value="6210" calcext:value-type="float">
            <text:p>621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Hard28_BPP419.txt</text:p>
          </table:table-cell>
          <table:table-cell office:value-type="float" office:value="5890" calcext:value-type="float">
            <text:p>589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Hard28_BPP47.txt</text:p>
          </table:table-cell>
          <table:table-cell office:value-type="float" office:value="5950" calcext:value-type="float">
            <text:p>595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Hard28_BPP485.txt</text:p>
          </table:table-cell>
          <table:table-cell office:value-type="float" office:value="5830" calcext:value-type="float">
            <text:p>583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Hard28_BPP531.txt</text:p>
          </table:table-cell>
          <table:table-cell office:value-type="float" office:value="5810" calcext:value-type="float">
            <text:p>581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Hard28_BPP561.txt</text:p>
          </table:table-cell>
          <table:table-cell office:value-type="float" office:value="5850" calcext:value-type="float">
            <text:p>585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Hard28_BPP60.txt</text:p>
          </table:table-cell>
          <table:table-cell office:value-type="float" office:value="5560" calcext:value-type="float">
            <text:p>556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Hard28_BPP640.txt</text:p>
          </table:table-cell>
          <table:table-cell office:value-type="float" office:value="5950" calcext:value-type="float">
            <text:p>595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Hard28_BPP645.txt</text:p>
          </table:table-cell>
          <table:table-cell office:value-type="float" office:value="5610" calcext:value-type="float">
            <text:p>561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Hard28_BPP709.txt</text:p>
          </table:table-cell>
          <table:table-cell office:value-type="float" office:value="5750" calcext:value-type="float">
            <text:p>575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Hard28_BPP716.txt</text:p>
          </table:table-cell>
          <table:table-cell office:value-type="float" office:value="6120" calcext:value-type="float">
            <text:p>612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Hard28_BPP742.txt</text:p>
          </table:table-cell>
          <table:table-cell office:value-type="float" office:value="5790" calcext:value-type="float">
            <text:p>579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Hard28_BPP766.txt</text:p>
          </table:table-cell>
          <table:table-cell office:value-type="float" office:value="5640" calcext:value-type="float">
            <text:p>564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Hard28_BPP781.txt</text:p>
          </table:table-cell>
          <table:table-cell office:value-type="float" office:value="6080" calcext:value-type="float">
            <text:p>608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Hard28_BPP785.txt</text:p>
          </table:table-cell>
          <table:table-cell office:value-type="float" office:value="6170" calcext:value-type="float">
            <text:p>617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Hard28_BPP814.txt</text:p>
          </table:table-cell>
          <table:table-cell office:value-type="float" office:value="5990" calcext:value-type="float">
            <text:p>599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Hard28_BPP832.txt</text:p>
          </table:table-cell>
          <table:table-cell office:value-type="float" office:value="5770" calcext:value-type="float">
            <text:p>577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Hard28_BPP900.txt</text:p>
          </table:table-cell>
          <table:table-cell office:value-type="float" office:value="6030" calcext:value-type="float">
            <text:p>603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Hard28_BPP119.txt</text:p>
          </table:table-cell>
          <table:table-cell office:value-type="float" office:value="41630" calcext:value-type="float">
            <text:p>4163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Hard28_BPP13.txt</text:p>
          </table:table-cell>
          <table:table-cell office:value-type="float" office:value="38770" calcext:value-type="float">
            <text:p>3877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Hard28_BPP14.txt</text:p>
          </table:table-cell>
          <table:table-cell office:value-type="float" office:value="30970" calcext:value-type="float">
            <text:p>3097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Hard28_BPP144.txt</text:p>
          </table:table-cell>
          <table:table-cell office:value-type="float" office:value="42880" calcext:value-type="float">
            <text:p>4288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Hard28_BPP175.txt</text:p>
          </table:table-cell>
          <table:table-cell office:value-type="float" office:value="43510" calcext:value-type="float">
            <text:p>435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Hard28_BPP178.txt</text:p>
          </table:table-cell>
          <table:table-cell office:value-type="float" office:value="47910" calcext:value-type="float">
            <text:p>4791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Hard28_BPP181.txt</text:p>
          </table:table-cell>
          <table:table-cell office:value-type="float" office:value="37230" calcext:value-type="float">
            <text:p>3723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Hard28_BPP195.txt</text:p>
          </table:table-cell>
          <table:table-cell office:value-type="float" office:value="36470" calcext:value-type="float">
            <text:p>3647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Hard28_BPP359.txt</text:p>
          </table:table-cell>
          <table:table-cell office:value-type="float" office:value="39700" calcext:value-type="float">
            <text:p>3970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Hard28_BPP360.txt</text:p>
          </table:table-cell>
          <table:table-cell office:value-type="float" office:value="31440" calcext:value-type="float">
            <text:p>3144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Hard28_BPP40.txt</text:p>
          </table:table-cell>
          <table:table-cell office:value-type="float" office:value="31620" calcext:value-type="float">
            <text:p>3162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Hard28_BPP419.txt</text:p>
          </table:table-cell>
          <table:table-cell office:value-type="float" office:value="44960" calcext:value-type="float">
            <text:p>4496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Hard28_BPP47.txt</text:p>
          </table:table-cell>
          <table:table-cell office:value-type="float" office:value="36650" calcext:value-type="float">
            <text:p>3665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Hard28_BPP485.txt</text:p>
          </table:table-cell>
          <table:table-cell office:value-type="float" office:value="40480" calcext:value-type="float">
            <text:p>4048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Hard28_BPP531.txt</text:p>
          </table:table-cell>
          <table:table-cell office:value-type="float" office:value="45100" calcext:value-type="float">
            <text:p>451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Hard28_BPP561.txt</text:p>
          </table:table-cell>
          <table:table-cell office:value-type="float" office:value="43420" calcext:value-type="float">
            <text:p>4342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Hard28_BPP60.txt</text:p>
          </table:table-cell>
          <table:table-cell office:value-type="float" office:value="30390" calcext:value-type="float">
            <text:p>3039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Hard28_BPP640.txt</text:p>
          </table:table-cell>
          <table:table-cell office:value-type="float" office:value="38510" calcext:value-type="float">
            <text:p>3851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Hard28_BPP645.txt</text:p>
          </table:table-cell>
          <table:table-cell office:value-type="float" office:value="28870" calcext:value-type="float">
            <text:p>288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Hard28_BPP709.txt</text:p>
          </table:table-cell>
          <table:table-cell office:value-type="float" office:value="34360" calcext:value-type="float">
            <text:p>3436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Hard28_BPP716.txt</text:p>
          </table:table-cell>
          <table:table-cell office:value-type="float" office:value="39450" calcext:value-type="float">
            <text:p>3945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Hard28_BPP742.txt</text:p>
          </table:table-cell>
          <table:table-cell office:value-type="float" office:value="29640" calcext:value-type="float">
            <text:p>2964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Hard28_BPP766.txt</text:p>
          </table:table-cell>
          <table:table-cell office:value-type="float" office:value="28780" calcext:value-type="float">
            <text:p>2878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Hard28_BPP781.txt</text:p>
          </table:table-cell>
          <table:table-cell office:value-type="float" office:value="50140" calcext:value-type="float">
            <text:p>5014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Hard28_BPP785.txt</text:p>
          </table:table-cell>
          <table:table-cell office:value-type="float" office:value="36370" calcext:value-type="float">
            <text:p>3637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Hard28_BPP814.txt</text:p>
          </table:table-cell>
          <table:table-cell office:value-type="float" office:value="46550" calcext:value-type="float">
            <text:p>465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Hard28_BPP832.txt</text:p>
          </table:table-cell>
          <table:table-cell office:value-type="float" office:value="29380" calcext:value-type="float">
            <text:p>2938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Hard28_BPP900.txt</text:p>
          </table:table-cell>
          <table:table-cell office:value-type="float" office:value="40820" calcext:value-type="float">
            <text:p>4082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Hard28_BPP119.txt</text:p>
          </table:table-cell>
          <table:table-cell office:value-type="float" office:value="24570" calcext:value-type="float">
            <text:p>2457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Hard28_BPP13.txt</text:p>
          </table:table-cell>
          <table:table-cell office:value-type="float" office:value="20480" calcext:value-type="float">
            <text:p>2048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Hard28_BPP14.txt</text:p>
          </table:table-cell>
          <table:table-cell office:value-type="float" office:value="19410" calcext:value-type="float">
            <text:p>194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Hard28_BPP144.txt</text:p>
          </table:table-cell>
          <table:table-cell office:value-type="float" office:value="24750" calcext:value-type="float">
            <text:p>2475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Hard28_BPP175.txt</text:p>
          </table:table-cell>
          <table:table-cell office:value-type="float" office:value="27010" calcext:value-type="float">
            <text:p>2701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Hard28_BPP178.txt</text:p>
          </table:table-cell>
          <table:table-cell office:value-type="float" office:value="25160" calcext:value-type="float">
            <text:p>2516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Hard28_BPP181.txt</text:p>
          </table:table-cell>
          <table:table-cell office:value-type="float" office:value="26000" calcext:value-type="float">
            <text:p>2600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Hard28_BPP195.txt</text:p>
          </table:table-cell>
          <table:table-cell office:value-type="float" office:value="19780" calcext:value-type="float">
            <text:p>197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Hard28_BPP359.txt</text:p>
          </table:table-cell>
          <table:table-cell office:value-type="float" office:value="22850" calcext:value-type="float">
            <text:p>2285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Hard28_BPP360.txt</text:p>
          </table:table-cell>
          <table:table-cell office:value-type="float" office:value="19430" calcext:value-type="float">
            <text:p>1943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Hard28_BPP40.txt</text:p>
          </table:table-cell>
          <table:table-cell office:value-type="float" office:value="18620" calcext:value-type="float">
            <text:p>1862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Hard28_BPP419.txt</text:p>
          </table:table-cell>
          <table:table-cell office:value-type="float" office:value="26410" calcext:value-type="float">
            <text:p>2641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Hard28_BPP47.txt</text:p>
          </table:table-cell>
          <table:table-cell office:value-type="float" office:value="21450" calcext:value-type="float">
            <text:p>2145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Hard28_BPP485.txt</text:p>
          </table:table-cell>
          <table:table-cell office:value-type="float" office:value="24260" calcext:value-type="float">
            <text:p>2426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Hard28_BPP531.txt</text:p>
          </table:table-cell>
          <table:table-cell office:value-type="float" office:value="29240" calcext:value-type="float">
            <text:p>2924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Hard28_BPP561.txt</text:p>
          </table:table-cell>
          <table:table-cell office:value-type="float" office:value="24280" calcext:value-type="float">
            <text:p>2428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Hard28_BPP60.txt</text:p>
          </table:table-cell>
          <table:table-cell office:value-type="float" office:value="18730" calcext:value-type="float">
            <text:p>1873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Hard28_BPP640.txt</text:p>
          </table:table-cell>
          <table:table-cell office:value-type="float" office:value="22550" calcext:value-type="float">
            <text:p>225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Hard28_BPP645.txt</text:p>
          </table:table-cell>
          <table:table-cell office:value-type="float" office:value="17510" calcext:value-type="float">
            <text:p>175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Hard28_BPP709.txt</text:p>
          </table:table-cell>
          <table:table-cell office:value-type="float" office:value="21790" calcext:value-type="float">
            <text:p>2179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Hard28_BPP716.txt</text:p>
          </table:table-cell>
          <table:table-cell office:value-type="float" office:value="21710" calcext:value-type="float">
            <text:p>2171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Hard28_BPP742.txt</text:p>
          </table:table-cell>
          <table:table-cell office:value-type="float" office:value="19470" calcext:value-type="float">
            <text:p>1947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Hard28_BPP766.txt</text:p>
          </table:table-cell>
          <table:table-cell office:value-type="float" office:value="19020" calcext:value-type="float">
            <text:p>1902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Hard28_BPP781.txt</text:p>
          </table:table-cell>
          <table:table-cell office:value-type="float" office:value="23410" calcext:value-type="float">
            <text:p>2341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Hard28_BPP785.txt</text:p>
          </table:table-cell>
          <table:table-cell office:value-type="float" office:value="21690" calcext:value-type="float">
            <text:p>2169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Hard28_BPP814.txt</text:p>
          </table:table-cell>
          <table:table-cell office:value-type="float" office:value="26650" calcext:value-type="float">
            <text:p>2665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Hard28_BPP832.txt</text:p>
          </table:table-cell>
          <table:table-cell office:value-type="float" office:value="18860" calcext:value-type="float">
            <text:p>1886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Hard28_BPP900.txt</text:p>
          </table:table-cell>
          <table:table-cell office:value-type="float" office:value="25210" calcext:value-type="float">
            <text:p>2521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Hard28_BPP119.txt</text:p>
          </table:table-cell>
          <table:table-cell office:value-type="float" office:value="37410" calcext:value-type="float">
            <text:p>3741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Hard28_BPP13.txt</text:p>
          </table:table-cell>
          <table:table-cell office:value-type="float" office:value="31660" calcext:value-type="float">
            <text:p>3166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Hard28_BPP14.txt</text:p>
          </table:table-cell>
          <table:table-cell office:value-type="float" office:value="30810" calcext:value-type="float">
            <text:p>308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Hard28_BPP144.txt</text:p>
          </table:table-cell>
          <table:table-cell office:value-type="float" office:value="38100" calcext:value-type="float">
            <text:p>381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Hard28_BPP175.txt</text:p>
          </table:table-cell>
          <table:table-cell office:value-type="float" office:value="39260" calcext:value-type="float">
            <text:p>3926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Hard28_BPP178.txt</text:p>
          </table:table-cell>
          <table:table-cell office:value-type="float" office:value="65720" calcext:value-type="float">
            <text:p>6572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Hard28_BPP181.txt</text:p>
          </table:table-cell>
          <table:table-cell office:value-type="float" office:value="32980" calcext:value-type="float">
            <text:p>3298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Hard28_BPP195.txt</text:p>
          </table:table-cell>
          <table:table-cell office:value-type="float" office:value="34420" calcext:value-type="float">
            <text:p>3442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Hard28_BPP359.txt</text:p>
          </table:table-cell>
          <table:table-cell office:value-type="float" office:value="33640" calcext:value-type="float">
            <text:p>3364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Hard28_BPP360.txt</text:p>
          </table:table-cell>
          <table:table-cell office:value-type="float" office:value="29550" calcext:value-type="float">
            <text:p>2955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Hard28_BPP40.txt</text:p>
          </table:table-cell>
          <table:table-cell office:value-type="float" office:value="25840" calcext:value-type="float">
            <text:p>2584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Hard28_BPP419.txt</text:p>
          </table:table-cell>
          <table:table-cell office:value-type="float" office:value="38770" calcext:value-type="float">
            <text:p>3877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Hard28_BPP47.txt</text:p>
          </table:table-cell>
          <table:table-cell office:value-type="float" office:value="32810" calcext:value-type="float">
            <text:p>3281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Hard28_BPP485.txt</text:p>
          </table:table-cell>
          <table:table-cell office:value-type="float" office:value="35000" calcext:value-type="float">
            <text:p>3500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Hard28_BPP531.txt</text:p>
          </table:table-cell>
          <table:table-cell office:value-type="float" office:value="39240" calcext:value-type="float">
            <text:p>3924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Hard28_BPP561.txt</text:p>
          </table:table-cell>
          <table:table-cell office:value-type="float" office:value="35580" calcext:value-type="float">
            <text:p>3558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Hard28_BPP60.txt</text:p>
          </table:table-cell>
          <table:table-cell office:value-type="float" office:value="26930" calcext:value-type="float">
            <text:p>2693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Hard28_BPP640.txt</text:p>
          </table:table-cell>
          <table:table-cell office:value-type="float" office:value="35100" calcext:value-type="float">
            <text:p>3510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Hard28_BPP645.txt</text:p>
          </table:table-cell>
          <table:table-cell office:value-type="float" office:value="27080" calcext:value-type="float">
            <text:p>2708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Hard28_BPP709.txt</text:p>
          </table:table-cell>
          <table:table-cell office:value-type="float" office:value="30490" calcext:value-type="float">
            <text:p>3049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Hard28_BPP716.txt</text:p>
          </table:table-cell>
          <table:table-cell office:value-type="float" office:value="32720" calcext:value-type="float">
            <text:p>3272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Hard28_BPP742.txt</text:p>
          </table:table-cell>
          <table:table-cell office:value-type="float" office:value="27980" calcext:value-type="float">
            <text:p>2798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Hard28_BPP766.txt</text:p>
          </table:table-cell>
          <table:table-cell office:value-type="float" office:value="29100" calcext:value-type="float">
            <text:p>2910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Hard28_BPP781.txt</text:p>
          </table:table-cell>
          <table:table-cell office:value-type="float" office:value="37870" calcext:value-type="float">
            <text:p>3787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Hard28_BPP785.txt</text:p>
          </table:table-cell>
          <table:table-cell office:value-type="float" office:value="32190" calcext:value-type="float">
            <text:p>3219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Hard28_BPP814.txt</text:p>
          </table:table-cell>
          <table:table-cell office:value-type="float" office:value="40900" calcext:value-type="float">
            <text:p>409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Hard28_BPP832.txt</text:p>
          </table:table-cell>
          <table:table-cell office:value-type="float" office:value="27830" calcext:value-type="float">
            <text:p>2783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Hard28_BPP900.txt</text:p>
          </table:table-cell>
          <table:table-cell office:value-type="float" office:value="38190" calcext:value-type="float">
            <text:p>3819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Hard28_BPP119.txt</text:p>
          </table:table-cell>
          <table:table-cell office:value-type="float" office:value="34150" calcext:value-type="float">
            <text:p>3415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Hard28_BPP13.txt</text:p>
          </table:table-cell>
          <table:table-cell office:value-type="float" office:value="29350" calcext:value-type="float">
            <text:p>2935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Hard28_BPP14.txt</text:p>
          </table:table-cell>
          <table:table-cell office:value-type="float" office:value="27240" calcext:value-type="float">
            <text:p>2724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Hard28_BPP144.txt</text:p>
          </table:table-cell>
          <table:table-cell office:value-type="float" office:value="31250" calcext:value-type="float">
            <text:p>3125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Hard28_BPP175.txt</text:p>
          </table:table-cell>
          <table:table-cell office:value-type="float" office:value="31510" calcext:value-type="float">
            <text:p>3151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Hard28_BPP178.txt</text:p>
          </table:table-cell>
          <table:table-cell office:value-type="float" office:value="32190" calcext:value-type="float">
            <text:p>3219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Hard28_BPP181.txt</text:p>
          </table:table-cell>
          <table:table-cell office:value-type="float" office:value="30900" calcext:value-type="float">
            <text:p>309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Hard28_BPP195.txt</text:p>
          </table:table-cell>
          <table:table-cell office:value-type="float" office:value="29420" calcext:value-type="float">
            <text:p>2942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Hard28_BPP359.txt</text:p>
          </table:table-cell>
          <table:table-cell office:value-type="float" office:value="32380" calcext:value-type="float">
            <text:p>3238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Hard28_BPP360.txt</text:p>
          </table:table-cell>
          <table:table-cell office:value-type="float" office:value="26700" calcext:value-type="float">
            <text:p>2670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Hard28_BPP40.txt</text:p>
          </table:table-cell>
          <table:table-cell office:value-type="float" office:value="26020" calcext:value-type="float">
            <text:p>2602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Hard28_BPP419.txt</text:p>
          </table:table-cell>
          <table:table-cell office:value-type="float" office:value="40360" calcext:value-type="float">
            <text:p>4036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Hard28_BPP47.txt</text:p>
          </table:table-cell>
          <table:table-cell office:value-type="float" office:value="30100" calcext:value-type="float">
            <text:p>30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Hard28_BPP485.txt</text:p>
          </table:table-cell>
          <table:table-cell office:value-type="float" office:value="31660" calcext:value-type="float">
            <text:p>3166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Hard28_BPP531.txt</text:p>
          </table:table-cell>
          <table:table-cell office:value-type="float" office:value="31910" calcext:value-type="float">
            <text:p>3191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Hard28_BPP561.txt</text:p>
          </table:table-cell>
          <table:table-cell office:value-type="float" office:value="32620" calcext:value-type="float">
            <text:p>3262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Hard28_BPP60.txt</text:p>
          </table:table-cell>
          <table:table-cell office:value-type="float" office:value="27900" calcext:value-type="float">
            <text:p>2790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Hard28_BPP640.txt</text:p>
          </table:table-cell>
          <table:table-cell office:value-type="float" office:value="32710" calcext:value-type="float">
            <text:p>3271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Hard28_BPP645.txt</text:p>
          </table:table-cell>
          <table:table-cell office:value-type="float" office:value="26040" calcext:value-type="float">
            <text:p>2604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Hard28_BPP709.txt</text:p>
          </table:table-cell>
          <table:table-cell office:value-type="float" office:value="29310" calcext:value-type="float">
            <text:p>2931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Hard28_BPP716.txt</text:p>
          </table:table-cell>
          <table:table-cell office:value-type="float" office:value="29210" calcext:value-type="float">
            <text:p>2921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Hard28_BPP742.txt</text:p>
          </table:table-cell>
          <table:table-cell office:value-type="float" office:value="27280" calcext:value-type="float">
            <text:p>2728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Hard28_BPP766.txt</text:p>
          </table:table-cell>
          <table:table-cell office:value-type="float" office:value="25980" calcext:value-type="float">
            <text:p>2598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Hard28_BPP781.txt</text:p>
          </table:table-cell>
          <table:table-cell office:value-type="float" office:value="33660" calcext:value-type="float">
            <text:p>3366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Hard28_BPP785.txt</text:p>
          </table:table-cell>
          <table:table-cell office:value-type="float" office:value="30580" calcext:value-type="float">
            <text:p>3058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Hard28_BPP814.txt</text:p>
          </table:table-cell>
          <table:table-cell office:value-type="float" office:value="32780" calcext:value-type="float">
            <text:p>3278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Hard28_BPP832.txt</text:p>
          </table:table-cell>
          <table:table-cell office:value-type="float" office:value="27250" calcext:value-type="float">
            <text:p>2725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Hard28_BPP900.txt</text:p>
          </table:table-cell>
          <table:table-cell office:value-type="float" office:value="37200" calcext:value-type="float">
            <text:p>3720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Hard28_BPP119.txt</text:p>
          </table:table-cell>
          <table:table-cell office:value-type="float" office:value="70030" calcext:value-type="float">
            <text:p>7003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Hard28_BPP13.txt</text:p>
          </table:table-cell>
          <table:table-cell office:value-type="float" office:value="62810" calcext:value-type="float">
            <text:p>6281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Hard28_BPP14.txt</text:p>
          </table:table-cell>
          <table:table-cell office:value-type="float" office:value="51610" calcext:value-type="float">
            <text:p>516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Hard28_BPP144.txt</text:p>
          </table:table-cell>
          <table:table-cell office:value-type="float" office:value="68420" calcext:value-type="float">
            <text:p>6842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Hard28_BPP175.txt</text:p>
          </table:table-cell>
          <table:table-cell office:value-type="float" office:value="71560" calcext:value-type="float">
            <text:p>7156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Hard28_BPP178.txt</text:p>
          </table:table-cell>
          <table:table-cell office:value-type="float" office:value="72280" calcext:value-type="float">
            <text:p>7228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Hard28_BPP181.txt</text:p>
          </table:table-cell>
          <table:table-cell office:value-type="float" office:value="62690" calcext:value-type="float">
            <text:p>6269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Hard28_BPP195.txt</text:p>
          </table:table-cell>
          <table:table-cell office:value-type="float" office:value="59510" calcext:value-type="float">
            <text:p>5951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Hard28_BPP359.txt</text:p>
          </table:table-cell>
          <table:table-cell office:value-type="float" office:value="61320" calcext:value-type="float">
            <text:p>6132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Hard28_BPP360.txt</text:p>
          </table:table-cell>
          <table:table-cell office:value-type="float" office:value="52690" calcext:value-type="float">
            <text:p>5269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Hard28_BPP40.txt</text:p>
          </table:table-cell>
          <table:table-cell office:value-type="float" office:value="49680" calcext:value-type="float">
            <text:p>496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Hard28_BPP419.txt</text:p>
          </table:table-cell>
          <table:table-cell office:value-type="float" office:value="71130" calcext:value-type="float">
            <text:p>7113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Hard28_BPP47.txt</text:p>
          </table:table-cell>
          <table:table-cell office:value-type="float" office:value="64280" calcext:value-type="float">
            <text:p>6428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Hard28_BPP485.txt</text:p>
          </table:table-cell>
          <table:table-cell office:value-type="float" office:value="59380" calcext:value-type="float">
            <text:p>5938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Hard28_BPP531.txt</text:p>
          </table:table-cell>
          <table:table-cell office:value-type="float" office:value="72220" calcext:value-type="float">
            <text:p>7222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Hard28_BPP561.txt</text:p>
          </table:table-cell>
          <table:table-cell office:value-type="float" office:value="68360" calcext:value-type="float">
            <text:p>6836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Hard28_BPP60.txt</text:p>
          </table:table-cell>
          <table:table-cell office:value-type="float" office:value="51690" calcext:value-type="float">
            <text:p>5169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Hard28_BPP640.txt</text:p>
          </table:table-cell>
          <table:table-cell office:value-type="float" office:value="60760" calcext:value-type="float">
            <text:p>6076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Hard28_BPP645.txt</text:p>
          </table:table-cell>
          <table:table-cell office:value-type="float" office:value="49110" calcext:value-type="float">
            <text:p>491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Hard28_BPP709.txt</text:p>
          </table:table-cell>
          <table:table-cell office:value-type="float" office:value="57520" calcext:value-type="float">
            <text:p>5752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Hard28_BPP716.txt</text:p>
          </table:table-cell>
          <table:table-cell office:value-type="float" office:value="62010" calcext:value-type="float">
            <text:p>6201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Hard28_BPP742.txt</text:p>
          </table:table-cell>
          <table:table-cell office:value-type="float" office:value="52190" calcext:value-type="float">
            <text:p>5219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Hard28_BPP766.txt</text:p>
          </table:table-cell>
          <table:table-cell office:value-type="float" office:value="50140" calcext:value-type="float">
            <text:p>5014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Hard28_BPP781.txt</text:p>
          </table:table-cell>
          <table:table-cell office:value-type="float" office:value="74860" calcext:value-type="float">
            <text:p>7486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Hard28_BPP785.txt</text:p>
          </table:table-cell>
          <table:table-cell office:value-type="float" office:value="58670" calcext:value-type="float">
            <text:p>586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Hard28_BPP814.txt</text:p>
          </table:table-cell>
          <table:table-cell office:value-type="float" office:value="70600" calcext:value-type="float">
            <text:p>7060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Hard28_BPP832.txt</text:p>
          </table:table-cell>
          <table:table-cell office:value-type="float" office:value="49880" calcext:value-type="float">
            <text:p>4988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Hard28_BPP900.txt</text:p>
          </table:table-cell>
          <table:table-cell office:value-type="float" office:value="119770" calcext:value-type="float">
            <text:p>1197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Hard28_BPP119.txt</text:p>
          </table:table-cell>
          <table:table-cell office:value-type="float" office:value="60230" calcext:value-type="float">
            <text:p>6023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Hard28_BPP13.txt</text:p>
          </table:table-cell>
          <table:table-cell office:value-type="float" office:value="47840" calcext:value-type="float">
            <text:p>4784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Hard28_BPP14.txt</text:p>
          </table:table-cell>
          <table:table-cell office:value-type="float" office:value="40760" calcext:value-type="float">
            <text:p>4076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Hard28_BPP144.txt</text:p>
          </table:table-cell>
          <table:table-cell office:value-type="float" office:value="54860" calcext:value-type="float">
            <text:p>5486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Hard28_BPP175.txt</text:p>
          </table:table-cell>
          <table:table-cell office:value-type="float" office:value="53070" calcext:value-type="float">
            <text:p>5307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Hard28_BPP178.txt</text:p>
          </table:table-cell>
          <table:table-cell office:value-type="float" office:value="63620" calcext:value-type="float">
            <text:p>6362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Hard28_BPP181.txt</text:p>
          </table:table-cell>
          <table:table-cell office:value-type="float" office:value="57800" calcext:value-type="float">
            <text:p>5780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Hard28_BPP195.txt</text:p>
          </table:table-cell>
          <table:table-cell office:value-type="float" office:value="52110" calcext:value-type="float">
            <text:p>5211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Hard28_BPP359.txt</text:p>
          </table:table-cell>
          <table:table-cell office:value-type="float" office:value="51890" calcext:value-type="float">
            <text:p>5189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Hard28_BPP360.txt</text:p>
          </table:table-cell>
          <table:table-cell office:value-type="float" office:value="42480" calcext:value-type="float">
            <text:p>4248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Hard28_BPP40.txt</text:p>
          </table:table-cell>
          <table:table-cell office:value-type="float" office:value="42120" calcext:value-type="float">
            <text:p>4212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Hard28_BPP419.txt</text:p>
          </table:table-cell>
          <table:table-cell office:value-type="float" office:value="59750" calcext:value-type="float">
            <text:p>597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Hard28_BPP47.txt</text:p>
          </table:table-cell>
          <table:table-cell office:value-type="float" office:value="49180" calcext:value-type="float">
            <text:p>4918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Hard28_BPP485.txt</text:p>
          </table:table-cell>
          <table:table-cell office:value-type="float" office:value="48510" calcext:value-type="float">
            <text:p>4851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Hard28_BPP531.txt</text:p>
          </table:table-cell>
          <table:table-cell office:value-type="float" office:value="55340" calcext:value-type="float">
            <text:p>5534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Hard28_BPP561.txt</text:p>
          </table:table-cell>
          <table:table-cell office:value-type="float" office:value="54670" calcext:value-type="float">
            <text:p>5467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Hard28_BPP60.txt</text:p>
          </table:table-cell>
          <table:table-cell office:value-type="float" office:value="42250" calcext:value-type="float">
            <text:p>4225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Hard28_BPP640.txt</text:p>
          </table:table-cell>
          <table:table-cell office:value-type="float" office:value="50570" calcext:value-type="float">
            <text:p>5057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Hard28_BPP645.txt</text:p>
          </table:table-cell>
          <table:table-cell office:value-type="float" office:value="40570" calcext:value-type="float">
            <text:p>4057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Hard28_BPP709.txt</text:p>
          </table:table-cell>
          <table:table-cell office:value-type="float" office:value="52730" calcext:value-type="float">
            <text:p>5273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Hard28_BPP716.txt</text:p>
          </table:table-cell>
          <table:table-cell office:value-type="float" office:value="52630" calcext:value-type="float">
            <text:p>5263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Hard28_BPP742.txt</text:p>
          </table:table-cell>
          <table:table-cell office:value-type="float" office:value="42620" calcext:value-type="float">
            <text:p>4262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Hard28_BPP766.txt</text:p>
          </table:table-cell>
          <table:table-cell office:value-type="float" office:value="53340" calcext:value-type="float">
            <text:p>5334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Hard28_BPP781.txt</text:p>
          </table:table-cell>
          <table:table-cell office:value-type="float" office:value="52430" calcext:value-type="float">
            <text:p>5243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Hard28_BPP785.txt</text:p>
          </table:table-cell>
          <table:table-cell office:value-type="float" office:value="54190" calcext:value-type="float">
            <text:p>5419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Hard28_BPP814.txt</text:p>
          </table:table-cell>
          <table:table-cell office:value-type="float" office:value="54240" calcext:value-type="float">
            <text:p>5424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Hard28_BPP832.txt</text:p>
          </table:table-cell>
          <table:table-cell office:value-type="float" office:value="42320" calcext:value-type="float">
            <text:p>4232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Hard28_BPP900.txt</text:p>
          </table:table-cell>
          <table:table-cell office:value-type="float" office:value="57950" calcext:value-type="float">
            <text:p>5795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Hard28_BPP119.txt</text:p>
          </table:table-cell>
          <table:table-cell office:value-type="float" office:value="72420" calcext:value-type="float">
            <text:p>724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Hard28_BPP13.txt</text:p>
          </table:table-cell>
          <table:table-cell office:value-type="float" office:value="66430" calcext:value-type="float">
            <text:p>6643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Hard28_BPP14.txt</text:p>
          </table:table-cell>
          <table:table-cell office:value-type="float" office:value="56860" calcext:value-type="float">
            <text:p>5686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Hard28_BPP144.txt</text:p>
          </table:table-cell>
          <table:table-cell office:value-type="float" office:value="67740" calcext:value-type="float">
            <text:p>677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Hard28_BPP175.txt</text:p>
          </table:table-cell>
          <table:table-cell office:value-type="float" office:value="76100" calcext:value-type="float">
            <text:p>7610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Hard28_BPP178.txt</text:p>
          </table:table-cell>
          <table:table-cell office:value-type="float" office:value="70340" calcext:value-type="float">
            <text:p>7034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Hard28_BPP181.txt</text:p>
          </table:table-cell>
          <table:table-cell office:value-type="float" office:value="60250" calcext:value-type="float">
            <text:p>6025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Hard28_BPP195.txt</text:p>
          </table:table-cell>
          <table:table-cell office:value-type="float" office:value="64330" calcext:value-type="float">
            <text:p>6433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Hard28_BPP359.txt</text:p>
          </table:table-cell>
          <table:table-cell office:value-type="float" office:value="68730" calcext:value-type="float">
            <text:p>6873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Hard28_BPP360.txt</text:p>
          </table:table-cell>
          <table:table-cell office:value-type="float" office:value="56930" calcext:value-type="float">
            <text:p>5693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Hard28_BPP40.txt</text:p>
          </table:table-cell>
          <table:table-cell office:value-type="float" office:value="50810" calcext:value-type="float">
            <text:p>508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Hard28_BPP419.txt</text:p>
          </table:table-cell>
          <table:table-cell office:value-type="float" office:value="70680" calcext:value-type="float">
            <text:p>7068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Hard28_BPP47.txt</text:p>
          </table:table-cell>
          <table:table-cell office:value-type="float" office:value="65150" calcext:value-type="float">
            <text:p>6515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Hard28_BPP485.txt</text:p>
          </table:table-cell>
          <table:table-cell office:value-type="float" office:value="65570" calcext:value-type="float">
            <text:p>6557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Hard28_BPP531.txt</text:p>
          </table:table-cell>
          <table:table-cell office:value-type="float" office:value="72420" calcext:value-type="float">
            <text:p>7242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Hard28_BPP561.txt</text:p>
          </table:table-cell>
          <table:table-cell office:value-type="float" office:value="75120" calcext:value-type="float">
            <text:p>7512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Hard28_BPP60.txt</text:p>
          </table:table-cell>
          <table:table-cell office:value-type="float" office:value="50420" calcext:value-type="float">
            <text:p>5042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Hard28_BPP640.txt</text:p>
          </table:table-cell>
          <table:table-cell office:value-type="float" office:value="62480" calcext:value-type="float">
            <text:p>6248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Hard28_BPP645.txt</text:p>
          </table:table-cell>
          <table:table-cell office:value-type="float" office:value="49610" calcext:value-type="float">
            <text:p>496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Hard28_BPP709.txt</text:p>
          </table:table-cell>
          <table:table-cell office:value-type="float" office:value="61390" calcext:value-type="float">
            <text:p>6139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Hard28_BPP716.txt</text:p>
          </table:table-cell>
          <table:table-cell office:value-type="float" office:value="63320" calcext:value-type="float">
            <text:p>633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Hard28_BPP742.txt</text:p>
          </table:table-cell>
          <table:table-cell office:value-type="float" office:value="54610" calcext:value-type="float">
            <text:p>546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Hard28_BPP766.txt</text:p>
          </table:table-cell>
          <table:table-cell office:value-type="float" office:value="51760" calcext:value-type="float">
            <text:p>5176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Hard28_BPP781.txt</text:p>
          </table:table-cell>
          <table:table-cell office:value-type="float" office:value="73900" calcext:value-type="float">
            <text:p>7390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Hard28_BPP785.txt</text:p>
          </table:table-cell>
          <table:table-cell office:value-type="float" office:value="62880" calcext:value-type="float">
            <text:p>628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Hard28_BPP814.txt</text:p>
          </table:table-cell>
          <table:table-cell office:value-type="float" office:value="76750" calcext:value-type="float">
            <text:p>7675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Hard28_BPP832.txt</text:p>
          </table:table-cell>
          <table:table-cell office:value-type="float" office:value="52440" calcext:value-type="float">
            <text:p>5244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Hard28_BPP900.txt</text:p>
          </table:table-cell>
          <table:table-cell office:value-type="float" office:value="74260" calcext:value-type="float">
            <text:p>74260</text:p>
          </table:table-cell>
          <table:table-cell office:value-type="float" office:value="77" calcext:value-type="float">
            <text:p>77</text:p>
          </table:table-cell>
        </table:table-row>
      </table:table>
      <table:table table:name="Tabela dinâmica_schoenfield_t10_seed42_results_2" table:style-name="ta1">
        <table:table-column table:style-name="co6" table:default-cell-style-name="ce4"/>
        <table:table-column table:style-name="co5" table:default-cell-style-name="ce9"/>
        <table:table-column table:style-name="co5" table:number-columns-repeated="6" table:default-cell-style-name="ce14"/>
        <table:table-column table:style-name="co5" table:default-cell-style-name="ce19"/>
        <table:table-row table:style-name="ro1">
          <table:table-cell table:style-name="ce1" office:value-type="string" calcext:value-type="string">
            <text:p>Soma - Tempo_Nanosegundos</text:p>
          </table:table-cell>
          <table:table-cell table:style-name="ce6" office:value-type="string" calcext:value-type="string">
            <text:p>Algoritmo</text:p>
          </table:table-cell>
          <table:table-cell table:style-name="ce11" table:number-columns-repeated="6"/>
          <table:table-cell table:style-name="ce16"/>
        </table:table-row>
        <table:table-row table:style-name="ro1">
          <table:table-cell table:style-name="ce2" office:value-type="string" calcext:value-type="string">
            <text:p>Instancia</text:p>
          </table:table-cell>
          <table:table-cell table:style-name="ce7" office:value-type="string" calcext:value-type="string">
            <text:p>BF</text:p>
          </table:table-cell>
          <table:table-cell table:style-name="ce12" office:value-type="string" calcext:value-type="string">
            <text:p>BFD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FFD</text:p>
          </table:table-cell>
          <table:table-cell table:style-name="ce12" office:value-type="string" calcext:value-type="string">
            <text:p>NF</text:p>
          </table:table-cell>
          <table:table-cell table:style-name="ce12" office:value-type="string" calcext:value-type="string">
            <text:p>NFD</text:p>
          </table:table-cell>
          <table:table-cell table:style-name="ce12" office:value-type="string" calcext:value-type="string">
            <text:p>WF</text:p>
          </table:table-cell>
          <table:table-cell table:style-name="ce17" office:value-type="string" calcext:value-type="string">
            <text:p>WFD</text:p>
          </table:table-cell>
        </table:table-row>
        <table:table-row table:style-name="ro1">
          <table:table-cell table:style-name="ce3" office:value-type="string" calcext:value-type="string">
            <text:p>Hard28_BPP119.txt</text:p>
          </table:table-cell>
          <table:table-cell table:style-name="ce8" office:value-type="float" office:value="37410" calcext:value-type="float">
            <text:p>37410</text:p>
          </table:table-cell>
          <table:table-cell table:style-name="ce13" office:value-type="float" office:value="72420" calcext:value-type="float">
            <text:p>72420</text:p>
          </table:table-cell>
          <table:table-cell table:style-name="ce13" office:value-type="float" office:value="24570" calcext:value-type="float">
            <text:p>24570</text:p>
          </table:table-cell>
          <table:table-cell table:style-name="ce13" office:value-type="float" office:value="60230" calcext:value-type="float">
            <text:p>60230</text:p>
          </table:table-cell>
          <table:table-cell table:style-name="ce13" office:value-type="float" office:value="5790" calcext:value-type="float">
            <text:p>5790</text:p>
          </table:table-cell>
          <table:table-cell table:style-name="ce13" office:value-type="float" office:value="34150" calcext:value-type="float">
            <text:p>34150</text:p>
          </table:table-cell>
          <table:table-cell table:style-name="ce13" office:value-type="float" office:value="41630" calcext:value-type="float">
            <text:p>41630</text:p>
          </table:table-cell>
          <table:table-cell table:style-name="ce18" office:value-type="float" office:value="70030" calcext:value-type="float">
            <text:p>70030</text:p>
          </table:table-cell>
        </table:table-row>
        <table:table-row table:style-name="ro1">
          <table:table-cell office:value-type="string" calcext:value-type="string">
            <text:p>Hard28_BPP13.txt</text:p>
          </table:table-cell>
          <table:table-cell office:value-type="float" office:value="31660" calcext:value-type="float">
            <text:p>31660</text:p>
          </table:table-cell>
          <table:table-cell office:value-type="float" office:value="66430" calcext:value-type="float">
            <text:p>66430</text:p>
          </table:table-cell>
          <table:table-cell office:value-type="float" office:value="20480" calcext:value-type="float">
            <text:p>20480</text:p>
          </table:table-cell>
          <table:table-cell office:value-type="float" office:value="47840" calcext:value-type="float">
            <text:p>47840</text:p>
          </table:table-cell>
          <table:table-cell office:value-type="float" office:value="5780" calcext:value-type="float">
            <text:p>5780</text:p>
          </table:table-cell>
          <table:table-cell office:value-type="float" office:value="29350" calcext:value-type="float">
            <text:p>29350</text:p>
          </table:table-cell>
          <table:table-cell office:value-type="float" office:value="38770" calcext:value-type="float">
            <text:p>38770</text:p>
          </table:table-cell>
          <table:table-cell office:value-type="float" office:value="62810" calcext:value-type="float">
            <text:p>62810</text:p>
          </table:table-cell>
        </table:table-row>
        <table:table-row table:style-name="ro1">
          <table:table-cell office:value-type="string" calcext:value-type="string">
            <text:p>Hard28_BPP14.txt</text:p>
          </table:table-cell>
          <table:table-cell office:value-type="float" office:value="30810" calcext:value-type="float">
            <text:p>30810</text:p>
          </table:table-cell>
          <table:table-cell office:value-type="float" office:value="56860" calcext:value-type="float">
            <text:p>56860</text:p>
          </table:table-cell>
          <table:table-cell office:value-type="float" office:value="19410" calcext:value-type="float">
            <text:p>19410</text:p>
          </table:table-cell>
          <table:table-cell office:value-type="float" office:value="40760" calcext:value-type="float">
            <text:p>40760</text:p>
          </table:table-cell>
          <table:table-cell office:value-type="float" office:value="6410" calcext:value-type="float">
            <text:p>6410</text:p>
          </table:table-cell>
          <table:table-cell office:value-type="float" office:value="27240" calcext:value-type="float">
            <text:p>27240</text:p>
          </table:table-cell>
          <table:table-cell office:value-type="float" office:value="30970" calcext:value-type="float">
            <text:p>30970</text:p>
          </table:table-cell>
          <table:table-cell office:value-type="float" office:value="51610" calcext:value-type="float">
            <text:p>51610</text:p>
          </table:table-cell>
        </table:table-row>
        <table:table-row table:style-name="ro1">
          <table:table-cell office:value-type="string" calcext:value-type="string">
            <text:p>Hard28_BPP144.txt</text:p>
          </table:table-cell>
          <table:table-cell office:value-type="float" office:value="38100" calcext:value-type="float">
            <text:p>38100</text:p>
          </table:table-cell>
          <table:table-cell office:value-type="float" office:value="67740" calcext:value-type="float">
            <text:p>67740</text:p>
          </table:table-cell>
          <table:table-cell office:value-type="float" office:value="24750" calcext:value-type="float">
            <text:p>24750</text:p>
          </table:table-cell>
          <table:table-cell office:value-type="float" office:value="54860" calcext:value-type="float">
            <text:p>54860</text:p>
          </table:table-cell>
          <table:table-cell office:value-type="float" office:value="5980" calcext:value-type="float">
            <text:p>5980</text:p>
          </table:table-cell>
          <table:table-cell office:value-type="float" office:value="31250" calcext:value-type="float">
            <text:p>31250</text:p>
          </table:table-cell>
          <table:table-cell office:value-type="float" office:value="42880" calcext:value-type="float">
            <text:p>42880</text:p>
          </table:table-cell>
          <table:table-cell office:value-type="float" office:value="68420" calcext:value-type="float">
            <text:p>68420</text:p>
          </table:table-cell>
        </table:table-row>
        <table:table-row table:style-name="ro1">
          <table:table-cell office:value-type="string" calcext:value-type="string">
            <text:p>Hard28_BPP175.txt</text:p>
          </table:table-cell>
          <table:table-cell office:value-type="float" office:value="39260" calcext:value-type="float">
            <text:p>39260</text:p>
          </table:table-cell>
          <table:table-cell office:value-type="float" office:value="76100" calcext:value-type="float">
            <text:p>76100</text:p>
          </table:table-cell>
          <table:table-cell office:value-type="float" office:value="27010" calcext:value-type="float">
            <text:p>27010</text:p>
          </table:table-cell>
          <table:table-cell office:value-type="float" office:value="53070" calcext:value-type="float">
            <text:p>53070</text:p>
          </table:table-cell>
          <table:table-cell office:value-type="float" office:value="5980" calcext:value-type="float">
            <text:p>5980</text:p>
          </table:table-cell>
          <table:table-cell office:value-type="float" office:value="31510" calcext:value-type="float">
            <text:p>31510</text:p>
          </table:table-cell>
          <table:table-cell office:value-type="float" office:value="43510" calcext:value-type="float">
            <text:p>43510</text:p>
          </table:table-cell>
          <table:table-cell office:value-type="float" office:value="71560" calcext:value-type="float">
            <text:p>71560</text:p>
          </table:table-cell>
        </table:table-row>
        <table:table-row table:style-name="ro1">
          <table:table-cell office:value-type="string" calcext:value-type="string">
            <text:p>Hard28_BPP178.txt</text:p>
          </table:table-cell>
          <table:table-cell office:value-type="float" office:value="65720" calcext:value-type="float">
            <text:p>65720</text:p>
          </table:table-cell>
          <table:table-cell office:value-type="float" office:value="70340" calcext:value-type="float">
            <text:p>70340</text:p>
          </table:table-cell>
          <table:table-cell office:value-type="float" office:value="25160" calcext:value-type="float">
            <text:p>25160</text:p>
          </table:table-cell>
          <table:table-cell office:value-type="float" office:value="63620" calcext:value-type="float">
            <text:p>63620</text:p>
          </table:table-cell>
          <table:table-cell office:value-type="float" office:value="6100" calcext:value-type="float">
            <text:p>6100</text:p>
          </table:table-cell>
          <table:table-cell office:value-type="float" office:value="32190" calcext:value-type="float">
            <text:p>32190</text:p>
          </table:table-cell>
          <table:table-cell office:value-type="float" office:value="47910" calcext:value-type="float">
            <text:p>47910</text:p>
          </table:table-cell>
          <table:table-cell office:value-type="float" office:value="72280" calcext:value-type="float">
            <text:p>72280</text:p>
          </table:table-cell>
        </table:table-row>
        <table:table-row table:style-name="ro1">
          <table:table-cell office:value-type="string" calcext:value-type="string">
            <text:p>Hard28_BPP181.txt</text:p>
          </table:table-cell>
          <table:table-cell office:value-type="float" office:value="32980" calcext:value-type="float">
            <text:p>32980</text:p>
          </table:table-cell>
          <table:table-cell office:value-type="float" office:value="60250" calcext:value-type="float">
            <text:p>60250</text:p>
          </table:table-cell>
          <table:table-cell office:value-type="float" office:value="26000" calcext:value-type="float">
            <text:p>26000</text:p>
          </table:table-cell>
          <table:table-cell office:value-type="float" office:value="57800" calcext:value-type="float">
            <text:p>57800</text:p>
          </table:table-cell>
          <table:table-cell office:value-type="float" office:value="5630" calcext:value-type="float">
            <text:p>5630</text:p>
          </table:table-cell>
          <table:table-cell office:value-type="float" office:value="30900" calcext:value-type="float">
            <text:p>30900</text:p>
          </table:table-cell>
          <table:table-cell office:value-type="float" office:value="37230" calcext:value-type="float">
            <text:p>37230</text:p>
          </table:table-cell>
          <table:table-cell office:value-type="float" office:value="62690" calcext:value-type="float">
            <text:p>62690</text:p>
          </table:table-cell>
        </table:table-row>
        <table:table-row table:style-name="ro1">
          <table:table-cell office:value-type="string" calcext:value-type="string">
            <text:p>Hard28_BPP195.txt</text:p>
          </table:table-cell>
          <table:table-cell office:value-type="float" office:value="34420" calcext:value-type="float">
            <text:p>34420</text:p>
          </table:table-cell>
          <table:table-cell office:value-type="float" office:value="64330" calcext:value-type="float">
            <text:p>64330</text:p>
          </table:table-cell>
          <table:table-cell office:value-type="float" office:value="19780" calcext:value-type="float">
            <text:p>19780</text:p>
          </table:table-cell>
          <table:table-cell office:value-type="float" office:value="52110" calcext:value-type="float">
            <text:p>52110</text:p>
          </table:table-cell>
          <table:table-cell office:value-type="float" office:value="5640" calcext:value-type="float">
            <text:p>5640</text:p>
          </table:table-cell>
          <table:table-cell office:value-type="float" office:value="29420" calcext:value-type="float">
            <text:p>29420</text:p>
          </table:table-cell>
          <table:table-cell office:value-type="float" office:value="36470" calcext:value-type="float">
            <text:p>36470</text:p>
          </table:table-cell>
          <table:table-cell office:value-type="float" office:value="59510" calcext:value-type="float">
            <text:p>59510</text:p>
          </table:table-cell>
        </table:table-row>
        <table:table-row table:style-name="ro1">
          <table:table-cell office:value-type="string" calcext:value-type="string">
            <text:p>Hard28_BPP359.txt</text:p>
          </table:table-cell>
          <table:table-cell office:value-type="float" office:value="33640" calcext:value-type="float">
            <text:p>33640</text:p>
          </table:table-cell>
          <table:table-cell office:value-type="float" office:value="68730" calcext:value-type="float">
            <text:p>68730</text:p>
          </table:table-cell>
          <table:table-cell office:value-type="float" office:value="22850" calcext:value-type="float">
            <text:p>22850</text:p>
          </table:table-cell>
          <table:table-cell office:value-type="float" office:value="51890" calcext:value-type="float">
            <text:p>51890</text:p>
          </table:table-cell>
          <table:table-cell office:value-type="float" office:value="5790" calcext:value-type="float">
            <text:p>5790</text:p>
          </table:table-cell>
          <table:table-cell office:value-type="float" office:value="32380" calcext:value-type="float">
            <text:p>32380</text:p>
          </table:table-cell>
          <table:table-cell office:value-type="float" office:value="39700" calcext:value-type="float">
            <text:p>39700</text:p>
          </table:table-cell>
          <table:table-cell office:value-type="float" office:value="61320" calcext:value-type="float">
            <text:p>61320</text:p>
          </table:table-cell>
        </table:table-row>
        <table:table-row table:style-name="ro1">
          <table:table-cell office:value-type="string" calcext:value-type="string">
            <text:p>Hard28_BPP360.txt</text:p>
          </table:table-cell>
          <table:table-cell office:value-type="float" office:value="29550" calcext:value-type="float">
            <text:p>29550</text:p>
          </table:table-cell>
          <table:table-cell office:value-type="float" office:value="56930" calcext:value-type="float">
            <text:p>56930</text:p>
          </table:table-cell>
          <table:table-cell office:value-type="float" office:value="19430" calcext:value-type="float">
            <text:p>19430</text:p>
          </table:table-cell>
          <table:table-cell office:value-type="float" office:value="42480" calcext:value-type="float">
            <text:p>42480</text:p>
          </table:table-cell>
          <table:table-cell office:value-type="float" office:value="5750" calcext:value-type="float">
            <text:p>5750</text:p>
          </table:table-cell>
          <table:table-cell office:value-type="float" office:value="26700" calcext:value-type="float">
            <text:p>26700</text:p>
          </table:table-cell>
          <table:table-cell office:value-type="float" office:value="31440" calcext:value-type="float">
            <text:p>31440</text:p>
          </table:table-cell>
          <table:table-cell office:value-type="float" office:value="52690" calcext:value-type="float">
            <text:p>52690</text:p>
          </table:table-cell>
        </table:table-row>
        <table:table-row table:style-name="ro1">
          <table:table-cell office:value-type="string" calcext:value-type="string">
            <text:p>Hard28_BPP40.txt</text:p>
          </table:table-cell>
          <table:table-cell office:value-type="float" office:value="25840" calcext:value-type="float">
            <text:p>25840</text:p>
          </table:table-cell>
          <table:table-cell office:value-type="float" office:value="50810" calcext:value-type="float">
            <text:p>50810</text:p>
          </table:table-cell>
          <table:table-cell office:value-type="float" office:value="18620" calcext:value-type="float">
            <text:p>18620</text:p>
          </table:table-cell>
          <table:table-cell office:value-type="float" office:value="42120" calcext:value-type="float">
            <text:p>42120</text:p>
          </table:table-cell>
          <table:table-cell office:value-type="float" office:value="6210" calcext:value-type="float">
            <text:p>6210</text:p>
          </table:table-cell>
          <table:table-cell office:value-type="float" office:value="26020" calcext:value-type="float">
            <text:p>26020</text:p>
          </table:table-cell>
          <table:table-cell office:value-type="float" office:value="31620" calcext:value-type="float">
            <text:p>31620</text:p>
          </table:table-cell>
          <table:table-cell office:value-type="float" office:value="49680" calcext:value-type="float">
            <text:p>49680</text:p>
          </table:table-cell>
        </table:table-row>
        <table:table-row table:style-name="ro1">
          <table:table-cell office:value-type="string" calcext:value-type="string">
            <text:p>Hard28_BPP419.txt</text:p>
          </table:table-cell>
          <table:table-cell office:value-type="float" office:value="38770" calcext:value-type="float">
            <text:p>38770</text:p>
          </table:table-cell>
          <table:table-cell office:value-type="float" office:value="70680" calcext:value-type="float">
            <text:p>70680</text:p>
          </table:table-cell>
          <table:table-cell office:value-type="float" office:value="26410" calcext:value-type="float">
            <text:p>26410</text:p>
          </table:table-cell>
          <table:table-cell office:value-type="float" office:value="59750" calcext:value-type="float">
            <text:p>59750</text:p>
          </table:table-cell>
          <table:table-cell office:value-type="float" office:value="5890" calcext:value-type="float">
            <text:p>5890</text:p>
          </table:table-cell>
          <table:table-cell office:value-type="float" office:value="40360" calcext:value-type="float">
            <text:p>40360</text:p>
          </table:table-cell>
          <table:table-cell office:value-type="float" office:value="44960" calcext:value-type="float">
            <text:p>44960</text:p>
          </table:table-cell>
          <table:table-cell office:value-type="float" office:value="71130" calcext:value-type="float">
            <text:p>71130</text:p>
          </table:table-cell>
        </table:table-row>
        <table:table-row table:style-name="ro1">
          <table:table-cell office:value-type="string" calcext:value-type="string">
            <text:p>Hard28_BPP47.txt</text:p>
          </table:table-cell>
          <table:table-cell office:value-type="float" office:value="32810" calcext:value-type="float">
            <text:p>32810</text:p>
          </table:table-cell>
          <table:table-cell office:value-type="float" office:value="65150" calcext:value-type="float">
            <text:p>65150</text:p>
          </table:table-cell>
          <table:table-cell office:value-type="float" office:value="21450" calcext:value-type="float">
            <text:p>21450</text:p>
          </table:table-cell>
          <table:table-cell office:value-type="float" office:value="49180" calcext:value-type="float">
            <text:p>49180</text:p>
          </table:table-cell>
          <table:table-cell office:value-type="float" office:value="5950" calcext:value-type="float">
            <text:p>5950</text:p>
          </table:table-cell>
          <table:table-cell office:value-type="float" office:value="30100" calcext:value-type="float">
            <text:p>30100</text:p>
          </table:table-cell>
          <table:table-cell office:value-type="float" office:value="36650" calcext:value-type="float">
            <text:p>36650</text:p>
          </table:table-cell>
          <table:table-cell office:value-type="float" office:value="64280" calcext:value-type="float">
            <text:p>64280</text:p>
          </table:table-cell>
        </table:table-row>
        <table:table-row table:style-name="ro1">
          <table:table-cell office:value-type="string" calcext:value-type="string">
            <text:p>Hard28_BPP485.txt</text:p>
          </table:table-cell>
          <table:table-cell office:value-type="float" office:value="35000" calcext:value-type="float">
            <text:p>35000</text:p>
          </table:table-cell>
          <table:table-cell office:value-type="float" office:value="65570" calcext:value-type="float">
            <text:p>65570</text:p>
          </table:table-cell>
          <table:table-cell office:value-type="float" office:value="24260" calcext:value-type="float">
            <text:p>24260</text:p>
          </table:table-cell>
          <table:table-cell office:value-type="float" office:value="48510" calcext:value-type="float">
            <text:p>48510</text:p>
          </table:table-cell>
          <table:table-cell office:value-type="float" office:value="5830" calcext:value-type="float">
            <text:p>5830</text:p>
          </table:table-cell>
          <table:table-cell office:value-type="float" office:value="31660" calcext:value-type="float">
            <text:p>31660</text:p>
          </table:table-cell>
          <table:table-cell office:value-type="float" office:value="40480" calcext:value-type="float">
            <text:p>40480</text:p>
          </table:table-cell>
          <table:table-cell office:value-type="float" office:value="59380" calcext:value-type="float">
            <text:p>59380</text:p>
          </table:table-cell>
        </table:table-row>
        <table:table-row table:style-name="ro1">
          <table:table-cell office:value-type="string" calcext:value-type="string">
            <text:p>Hard28_BPP531.txt</text:p>
          </table:table-cell>
          <table:table-cell office:value-type="float" office:value="39240" calcext:value-type="float">
            <text:p>39240</text:p>
          </table:table-cell>
          <table:table-cell office:value-type="float" office:value="72420" calcext:value-type="float">
            <text:p>72420</text:p>
          </table:table-cell>
          <table:table-cell office:value-type="float" office:value="29240" calcext:value-type="float">
            <text:p>29240</text:p>
          </table:table-cell>
          <table:table-cell office:value-type="float" office:value="55340" calcext:value-type="float">
            <text:p>55340</text:p>
          </table:table-cell>
          <table:table-cell office:value-type="float" office:value="5810" calcext:value-type="float">
            <text:p>5810</text:p>
          </table:table-cell>
          <table:table-cell office:value-type="float" office:value="31910" calcext:value-type="float">
            <text:p>31910</text:p>
          </table:table-cell>
          <table:table-cell office:value-type="float" office:value="45100" calcext:value-type="float">
            <text:p>45100</text:p>
          </table:table-cell>
          <table:table-cell office:value-type="float" office:value="72220" calcext:value-type="float">
            <text:p>72220</text:p>
          </table:table-cell>
        </table:table-row>
        <table:table-row table:style-name="ro1">
          <table:table-cell office:value-type="string" calcext:value-type="string">
            <text:p>Hard28_BPP561.txt</text:p>
          </table:table-cell>
          <table:table-cell office:value-type="float" office:value="35580" calcext:value-type="float">
            <text:p>35580</text:p>
          </table:table-cell>
          <table:table-cell office:value-type="float" office:value="75120" calcext:value-type="float">
            <text:p>75120</text:p>
          </table:table-cell>
          <table:table-cell office:value-type="float" office:value="24280" calcext:value-type="float">
            <text:p>24280</text:p>
          </table:table-cell>
          <table:table-cell office:value-type="float" office:value="54670" calcext:value-type="float">
            <text:p>54670</text:p>
          </table:table-cell>
          <table:table-cell office:value-type="float" office:value="5850" calcext:value-type="float">
            <text:p>5850</text:p>
          </table:table-cell>
          <table:table-cell office:value-type="float" office:value="32620" calcext:value-type="float">
            <text:p>32620</text:p>
          </table:table-cell>
          <table:table-cell office:value-type="float" office:value="43420" calcext:value-type="float">
            <text:p>43420</text:p>
          </table:table-cell>
          <table:table-cell office:value-type="float" office:value="68360" calcext:value-type="float">
            <text:p>68360</text:p>
          </table:table-cell>
        </table:table-row>
        <table:table-row table:style-name="ro1">
          <table:table-cell office:value-type="string" calcext:value-type="string">
            <text:p>Hard28_BPP60.txt</text:p>
          </table:table-cell>
          <table:table-cell office:value-type="float" office:value="26930" calcext:value-type="float">
            <text:p>26930</text:p>
          </table:table-cell>
          <table:table-cell office:value-type="float" office:value="50420" calcext:value-type="float">
            <text:p>50420</text:p>
          </table:table-cell>
          <table:table-cell office:value-type="float" office:value="18730" calcext:value-type="float">
            <text:p>18730</text:p>
          </table:table-cell>
          <table:table-cell office:value-type="float" office:value="42250" calcext:value-type="float">
            <text:p>42250</text:p>
          </table:table-cell>
          <table:table-cell office:value-type="float" office:value="5560" calcext:value-type="float">
            <text:p>5560</text:p>
          </table:table-cell>
          <table:table-cell office:value-type="float" office:value="27900" calcext:value-type="float">
            <text:p>27900</text:p>
          </table:table-cell>
          <table:table-cell office:value-type="float" office:value="30390" calcext:value-type="float">
            <text:p>30390</text:p>
          </table:table-cell>
          <table:table-cell office:value-type="float" office:value="51690" calcext:value-type="float">
            <text:p>51690</text:p>
          </table:table-cell>
        </table:table-row>
        <table:table-row table:style-name="ro1">
          <table:table-cell office:value-type="string" calcext:value-type="string">
            <text:p>Hard28_BPP640.txt</text:p>
          </table:table-cell>
          <table:table-cell office:value-type="float" office:value="35100" calcext:value-type="float">
            <text:p>35100</text:p>
          </table:table-cell>
          <table:table-cell office:value-type="float" office:value="62480" calcext:value-type="float">
            <text:p>62480</text:p>
          </table:table-cell>
          <table:table-cell office:value-type="float" office:value="22550" calcext:value-type="float">
            <text:p>22550</text:p>
          </table:table-cell>
          <table:table-cell office:value-type="float" office:value="50570" calcext:value-type="float">
            <text:p>50570</text:p>
          </table:table-cell>
          <table:table-cell office:value-type="float" office:value="5950" calcext:value-type="float">
            <text:p>5950</text:p>
          </table:table-cell>
          <table:table-cell office:value-type="float" office:value="32710" calcext:value-type="float">
            <text:p>32710</text:p>
          </table:table-cell>
          <table:table-cell office:value-type="float" office:value="38510" calcext:value-type="float">
            <text:p>38510</text:p>
          </table:table-cell>
          <table:table-cell office:value-type="float" office:value="60760" calcext:value-type="float">
            <text:p>60760</text:p>
          </table:table-cell>
        </table:table-row>
        <table:table-row table:style-name="ro1">
          <table:table-cell office:value-type="string" calcext:value-type="string">
            <text:p>Hard28_BPP645.txt</text:p>
          </table:table-cell>
          <table:table-cell office:value-type="float" office:value="27080" calcext:value-type="float">
            <text:p>27080</text:p>
          </table:table-cell>
          <table:table-cell office:value-type="float" office:value="49610" calcext:value-type="float">
            <text:p>49610</text:p>
          </table:table-cell>
          <table:table-cell office:value-type="float" office:value="17510" calcext:value-type="float">
            <text:p>17510</text:p>
          </table:table-cell>
          <table:table-cell office:value-type="float" office:value="40570" calcext:value-type="float">
            <text:p>40570</text:p>
          </table:table-cell>
          <table:table-cell office:value-type="float" office:value="5610" calcext:value-type="float">
            <text:p>5610</text:p>
          </table:table-cell>
          <table:table-cell office:value-type="float" office:value="26040" calcext:value-type="float">
            <text:p>26040</text:p>
          </table:table-cell>
          <table:table-cell office:value-type="float" office:value="28870" calcext:value-type="float">
            <text:p>28870</text:p>
          </table:table-cell>
          <table:table-cell office:value-type="float" office:value="49110" calcext:value-type="float">
            <text:p>49110</text:p>
          </table:table-cell>
        </table:table-row>
        <table:table-row table:style-name="ro1">
          <table:table-cell office:value-type="string" calcext:value-type="string">
            <text:p>Hard28_BPP709.txt</text:p>
          </table:table-cell>
          <table:table-cell office:value-type="float" office:value="30490" calcext:value-type="float">
            <text:p>30490</text:p>
          </table:table-cell>
          <table:table-cell office:value-type="float" office:value="61390" calcext:value-type="float">
            <text:p>61390</text:p>
          </table:table-cell>
          <table:table-cell office:value-type="float" office:value="21790" calcext:value-type="float">
            <text:p>21790</text:p>
          </table:table-cell>
          <table:table-cell office:value-type="float" office:value="52730" calcext:value-type="float">
            <text:p>52730</text:p>
          </table:table-cell>
          <table:table-cell office:value-type="float" office:value="5750" calcext:value-type="float">
            <text:p>5750</text:p>
          </table:table-cell>
          <table:table-cell office:value-type="float" office:value="29310" calcext:value-type="float">
            <text:p>29310</text:p>
          </table:table-cell>
          <table:table-cell office:value-type="float" office:value="34360" calcext:value-type="float">
            <text:p>34360</text:p>
          </table:table-cell>
          <table:table-cell office:value-type="float" office:value="57520" calcext:value-type="float">
            <text:p>57520</text:p>
          </table:table-cell>
        </table:table-row>
        <table:table-row table:style-name="ro1">
          <table:table-cell office:value-type="string" calcext:value-type="string">
            <text:p>Hard28_BPP716.txt</text:p>
          </table:table-cell>
          <table:table-cell office:value-type="float" office:value="32720" calcext:value-type="float">
            <text:p>32720</text:p>
          </table:table-cell>
          <table:table-cell office:value-type="float" office:value="63320" calcext:value-type="float">
            <text:p>63320</text:p>
          </table:table-cell>
          <table:table-cell office:value-type="float" office:value="21710" calcext:value-type="float">
            <text:p>21710</text:p>
          </table:table-cell>
          <table:table-cell office:value-type="float" office:value="52630" calcext:value-type="float">
            <text:p>52630</text:p>
          </table:table-cell>
          <table:table-cell office:value-type="float" office:value="6120" calcext:value-type="float">
            <text:p>6120</text:p>
          </table:table-cell>
          <table:table-cell office:value-type="float" office:value="29210" calcext:value-type="float">
            <text:p>29210</text:p>
          </table:table-cell>
          <table:table-cell office:value-type="float" office:value="39450" calcext:value-type="float">
            <text:p>39450</text:p>
          </table:table-cell>
          <table:table-cell office:value-type="float" office:value="62010" calcext:value-type="float">
            <text:p>62010</text:p>
          </table:table-cell>
        </table:table-row>
        <table:table-row table:style-name="ro1">
          <table:table-cell office:value-type="string" calcext:value-type="string">
            <text:p>Hard28_BPP742.txt</text:p>
          </table:table-cell>
          <table:table-cell office:value-type="float" office:value="27980" calcext:value-type="float">
            <text:p>27980</text:p>
          </table:table-cell>
          <table:table-cell office:value-type="float" office:value="54610" calcext:value-type="float">
            <text:p>54610</text:p>
          </table:table-cell>
          <table:table-cell office:value-type="float" office:value="19470" calcext:value-type="float">
            <text:p>19470</text:p>
          </table:table-cell>
          <table:table-cell office:value-type="float" office:value="42620" calcext:value-type="float">
            <text:p>42620</text:p>
          </table:table-cell>
          <table:table-cell office:value-type="float" office:value="5790" calcext:value-type="float">
            <text:p>5790</text:p>
          </table:table-cell>
          <table:table-cell office:value-type="float" office:value="27280" calcext:value-type="float">
            <text:p>27280</text:p>
          </table:table-cell>
          <table:table-cell office:value-type="float" office:value="29640" calcext:value-type="float">
            <text:p>29640</text:p>
          </table:table-cell>
          <table:table-cell office:value-type="float" office:value="52190" calcext:value-type="float">
            <text:p>52190</text:p>
          </table:table-cell>
        </table:table-row>
        <table:table-row table:style-name="ro1">
          <table:table-cell office:value-type="string" calcext:value-type="string">
            <text:p>Hard28_BPP766.txt</text:p>
          </table:table-cell>
          <table:table-cell office:value-type="float" office:value="29100" calcext:value-type="float">
            <text:p>29100</text:p>
          </table:table-cell>
          <table:table-cell office:value-type="float" office:value="51760" calcext:value-type="float">
            <text:p>51760</text:p>
          </table:table-cell>
          <table:table-cell office:value-type="float" office:value="19020" calcext:value-type="float">
            <text:p>19020</text:p>
          </table:table-cell>
          <table:table-cell office:value-type="float" office:value="53340" calcext:value-type="float">
            <text:p>53340</text:p>
          </table:table-cell>
          <table:table-cell office:value-type="float" office:value="5640" calcext:value-type="float">
            <text:p>5640</text:p>
          </table:table-cell>
          <table:table-cell office:value-type="float" office:value="25980" calcext:value-type="float">
            <text:p>25980</text:p>
          </table:table-cell>
          <table:table-cell office:value-type="float" office:value="28780" calcext:value-type="float">
            <text:p>28780</text:p>
          </table:table-cell>
          <table:table-cell office:value-type="float" office:value="50140" calcext:value-type="float">
            <text:p>50140</text:p>
          </table:table-cell>
        </table:table-row>
        <table:table-row table:style-name="ro1">
          <table:table-cell office:value-type="string" calcext:value-type="string">
            <text:p>Hard28_BPP781.txt</text:p>
          </table:table-cell>
          <table:table-cell office:value-type="float" office:value="37870" calcext:value-type="float">
            <text:p>37870</text:p>
          </table:table-cell>
          <table:table-cell office:value-type="float" office:value="73900" calcext:value-type="float">
            <text:p>73900</text:p>
          </table:table-cell>
          <table:table-cell office:value-type="float" office:value="23410" calcext:value-type="float">
            <text:p>23410</text:p>
          </table:table-cell>
          <table:table-cell office:value-type="float" office:value="52430" calcext:value-type="float">
            <text:p>52430</text:p>
          </table:table-cell>
          <table:table-cell office:value-type="float" office:value="6080" calcext:value-type="float">
            <text:p>6080</text:p>
          </table:table-cell>
          <table:table-cell office:value-type="float" office:value="33660" calcext:value-type="float">
            <text:p>33660</text:p>
          </table:table-cell>
          <table:table-cell office:value-type="float" office:value="50140" calcext:value-type="float">
            <text:p>50140</text:p>
          </table:table-cell>
          <table:table-cell office:value-type="float" office:value="74860" calcext:value-type="float">
            <text:p>74860</text:p>
          </table:table-cell>
        </table:table-row>
        <table:table-row table:style-name="ro1">
          <table:table-cell office:value-type="string" calcext:value-type="string">
            <text:p>Hard28_BPP785.txt</text:p>
          </table:table-cell>
          <table:table-cell office:value-type="float" office:value="32190" calcext:value-type="float">
            <text:p>32190</text:p>
          </table:table-cell>
          <table:table-cell office:value-type="float" office:value="62880" calcext:value-type="float">
            <text:p>62880</text:p>
          </table:table-cell>
          <table:table-cell office:value-type="float" office:value="21690" calcext:value-type="float">
            <text:p>21690</text:p>
          </table:table-cell>
          <table:table-cell office:value-type="float" office:value="54190" calcext:value-type="float">
            <text:p>54190</text:p>
          </table:table-cell>
          <table:table-cell office:value-type="float" office:value="6170" calcext:value-type="float">
            <text:p>6170</text:p>
          </table:table-cell>
          <table:table-cell office:value-type="float" office:value="30580" calcext:value-type="float">
            <text:p>30580</text:p>
          </table:table-cell>
          <table:table-cell office:value-type="float" office:value="36370" calcext:value-type="float">
            <text:p>36370</text:p>
          </table:table-cell>
          <table:table-cell office:value-type="float" office:value="58670" calcext:value-type="float">
            <text:p>58670</text:p>
          </table:table-cell>
        </table:table-row>
        <table:table-row table:style-name="ro1">
          <table:table-cell office:value-type="string" calcext:value-type="string">
            <text:p>Hard28_BPP814.txt</text:p>
          </table:table-cell>
          <table:table-cell office:value-type="float" office:value="40900" calcext:value-type="float">
            <text:p>40900</text:p>
          </table:table-cell>
          <table:table-cell office:value-type="float" office:value="76750" calcext:value-type="float">
            <text:p>76750</text:p>
          </table:table-cell>
          <table:table-cell office:value-type="float" office:value="26650" calcext:value-type="float">
            <text:p>26650</text:p>
          </table:table-cell>
          <table:table-cell office:value-type="float" office:value="54240" calcext:value-type="float">
            <text:p>54240</text:p>
          </table:table-cell>
          <table:table-cell office:value-type="float" office:value="5990" calcext:value-type="float">
            <text:p>5990</text:p>
          </table:table-cell>
          <table:table-cell office:value-type="float" office:value="32780" calcext:value-type="float">
            <text:p>32780</text:p>
          </table:table-cell>
          <table:table-cell office:value-type="float" office:value="46550" calcext:value-type="float">
            <text:p>46550</text:p>
          </table:table-cell>
          <table:table-cell office:value-type="float" office:value="70600" calcext:value-type="float">
            <text:p>70600</text:p>
          </table:table-cell>
        </table:table-row>
        <table:table-row table:style-name="ro1">
          <table:table-cell office:value-type="string" calcext:value-type="string">
            <text:p>Hard28_BPP832.txt</text:p>
          </table:table-cell>
          <table:table-cell office:value-type="float" office:value="27830" calcext:value-type="float">
            <text:p>27830</text:p>
          </table:table-cell>
          <table:table-cell office:value-type="float" office:value="52440" calcext:value-type="float">
            <text:p>52440</text:p>
          </table:table-cell>
          <table:table-cell office:value-type="float" office:value="18860" calcext:value-type="float">
            <text:p>18860</text:p>
          </table:table-cell>
          <table:table-cell office:value-type="float" office:value="42320" calcext:value-type="float">
            <text:p>42320</text:p>
          </table:table-cell>
          <table:table-cell office:value-type="float" office:value="5770" calcext:value-type="float">
            <text:p>5770</text:p>
          </table:table-cell>
          <table:table-cell office:value-type="float" office:value="27250" calcext:value-type="float">
            <text:p>27250</text:p>
          </table:table-cell>
          <table:table-cell office:value-type="float" office:value="29380" calcext:value-type="float">
            <text:p>29380</text:p>
          </table:table-cell>
          <table:table-cell office:value-type="float" office:value="49880" calcext:value-type="float">
            <text:p>49880</text:p>
          </table:table-cell>
        </table:table-row>
        <table:table-row table:style-name="ro1">
          <table:table-cell table:style-name="ce5" office:value-type="string" calcext:value-type="string">
            <text:p>Hard28_BPP900.txt</text:p>
          </table:table-cell>
          <table:table-cell table:style-name="ce10" office:value-type="float" office:value="38190" calcext:value-type="float">
            <text:p>38190</text:p>
          </table:table-cell>
          <table:table-cell table:style-name="ce15" office:value-type="float" office:value="74260" calcext:value-type="float">
            <text:p>74260</text:p>
          </table:table-cell>
          <table:table-cell table:style-name="ce15" office:value-type="float" office:value="25210" calcext:value-type="float">
            <text:p>25210</text:p>
          </table:table-cell>
          <table:table-cell table:style-name="ce15" office:value-type="float" office:value="57950" calcext:value-type="float">
            <text:p>57950</text:p>
          </table:table-cell>
          <table:table-cell table:style-name="ce15" office:value-type="float" office:value="6030" calcext:value-type="float">
            <text:p>6030</text:p>
          </table:table-cell>
          <table:table-cell table:style-name="ce15" office:value-type="float" office:value="37200" calcext:value-type="float">
            <text:p>37200</text:p>
          </table:table-cell>
          <table:table-cell table:style-name="ce15" office:value-type="float" office:value="40820" calcext:value-type="float">
            <text:p>40820</text:p>
          </table:table-cell>
          <table:table-cell table:style-name="ce20" office:value-type="float" office:value="119770" calcext:value-type="float">
            <text:p>119770</text:p>
          </table:table-cell>
        </table:table-row>
      </table:table>
      <table:table table:name="Tabela dinâmica_schoenfield_t10_seed42_results_1" table:style-name="ta1">
        <table:table-column table:style-name="co7" table:default-cell-style-name="ce4"/>
        <table:table-column table:style-name="co8" table:default-cell-style-name="ce9"/>
        <table:table-column table:style-name="co5" table:number-columns-repeated="6" table:default-cell-style-name="ce14"/>
        <table:table-column table:style-name="co5" table:default-cell-style-name="ce19"/>
        <table:table-row table:style-name="ro1">
          <table:table-cell table:style-name="ce1" office:value-type="string" calcext:value-type="string">
            <text:p>Soma - N_bins</text:p>
          </table:table-cell>
          <table:table-cell table:style-name="ce6" office:value-type="string" calcext:value-type="string">
            <text:p>Algoritmo</text:p>
          </table:table-cell>
          <table:table-cell table:style-name="ce11" table:number-columns-repeated="6"/>
          <table:table-cell table:style-name="ce16"/>
        </table:table-row>
        <table:table-row table:style-name="ro1">
          <table:table-cell table:style-name="ce2" office:value-type="string" calcext:value-type="string">
            <text:p>Instancia</text:p>
          </table:table-cell>
          <table:table-cell table:style-name="ce7" office:value-type="string" calcext:value-type="string">
            <text:p>BF</text:p>
          </table:table-cell>
          <table:table-cell table:style-name="ce12" office:value-type="string" calcext:value-type="string">
            <text:p>BFD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FFD</text:p>
          </table:table-cell>
          <table:table-cell table:style-name="ce12" office:value-type="string" calcext:value-type="string">
            <text:p>NF</text:p>
          </table:table-cell>
          <table:table-cell table:style-name="ce12" office:value-type="string" calcext:value-type="string">
            <text:p>NFD</text:p>
          </table:table-cell>
          <table:table-cell table:style-name="ce12" office:value-type="string" calcext:value-type="string">
            <text:p>WF</text:p>
          </table:table-cell>
          <table:table-cell table:style-name="ce17" office:value-type="string" calcext:value-type="string">
            <text:p>WFD</text:p>
          </table:table-cell>
        </table:table-row>
        <table:table-row table:style-name="ro1">
          <table:table-cell table:style-name="ce3" office:value-type="string" calcext:value-type="string">
            <text:p>Hard28_BPP119.txt</text:p>
          </table:table-cell>
          <table:table-cell table:style-name="ce8" office:value-type="float" office:value="82" calcext:value-type="float">
            <text:p>82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103" calcext:value-type="float">
            <text:p>103</text:p>
          </table:table-cell>
          <table:table-cell table:style-name="ce13" office:value-type="float" office:value="107" calcext:value-type="float">
            <text:p>107</text:p>
          </table:table-cell>
          <table:table-cell table:style-name="ce13" office:value-type="float" office:value="92" calcext:value-type="float">
            <text:p>92</text:p>
          </table:table-cell>
          <table:table-cell table:style-name="ce18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Hard28_BPP13.txt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Hard28_BPP14.txt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Hard28_BPP144.txt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Hard28_BPP175.txt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Hard28_BPP178.txt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Hard28_BPP181.txt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Hard28_BPP195.txt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Hard28_BPP359.txt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Hard28_BPP360.txt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Hard28_BPP40.txt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Hard28_BPP419.txt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Hard28_BPP47.txt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Hard28_BPP485.txt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Hard28_BPP531.txt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Hard28_BPP561.txt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Hard28_BPP60.txt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Hard28_BPP640.txt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Hard28_BPP645.txt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Hard28_BPP709.txt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Hard28_BPP716.txt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Hard28_BPP742.txt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Hard28_BPP766.txt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Hard28_BPP781.txt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Hard28_BPP785.txt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Hard28_BPP814.txt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Hard28_BPP832.txt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5" office:value-type="string" calcext:value-type="string">
            <text:p>Hard28_BPP900.txt</text:p>
          </table:table-cell>
          <table:table-cell table:style-name="ce10" office:value-type="float" office:value="84" calcext:value-type="float">
            <text:p>84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83" calcext:value-type="float">
            <text:p>83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101" calcext:value-type="float">
            <text:p>101</text:p>
          </table:table-cell>
          <table:table-cell table:style-name="ce15" office:value-type="float" office:value="108" calcext:value-type="float">
            <text:p>108</text:p>
          </table:table-cell>
          <table:table-cell table:style-name="ce15" office:value-type="float" office:value="91" calcext:value-type="float">
            <text:p>91</text:p>
          </table:table-cell>
          <table:table-cell table:style-name="ce20" office:value-type="float" office:value="80" calcext:value-type="float">
            <text:p>80</text:p>
          </table:table-cell>
        </table:table-row>
      </table:table>
      <table:named-expressions/>
      <table:data-pilot-tables>
        <table:data-pilot-table table:name="DataPilot1" table:application-data="" table:target-range-address="'Tabela dinâmica_schoenfield_t10_seed42_results_1'.A1:'Tabela dinâmica_schoenfield_t10_seed42_results_1'.I30" table:buttons="'Tabela dinâmica_schoenfield_t10_seed42_results_1'.A2 'Tabela dinâmica_schoenfield_t10_seed42_results_1'.B1" table:grand-total="none" table:identify-categories="true" table:show-filter-button="false">
          <table:source-cell-range table:cell-range-address="schoenfield_t10_seed42_results.A1:schoenfield_t10_seed42_results.D225"/>
          <table:data-pilot-field table:source-field-name="Algoritmo" table:orientation="column" table:used-hierarchy="0" table:function="auto">
            <table:data-pilot-level table:show-empty="false" calcext:repeat-item-labels="false">
              <table:data-pilot-members>
                <table:data-pilot-member table:name="BF" table:display="true" table:show-details="true"/>
                <table:data-pilot-member table:name="BFD" table:display="true" table:show-details="true"/>
                <table:data-pilot-member table:name="FF" table:display="true" table:show-details="true"/>
                <table:data-pilot-member table:name="FFD" table:display="true" table:show-details="true"/>
                <table:data-pilot-member table:name="NF" table:display="true" table:show-details="true"/>
                <table:data-pilot-member table:name="NFD" table:display="true" table:show-details="true"/>
                <table:data-pilot-member table:name="WF" table:display="true" table:show-details="true"/>
                <table:data-pilot-member table:name="WF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nstancia" table:orientation="row" table:used-hierarchy="0" table:function="auto">
            <table:data-pilot-level table:show-empty="false" calcext:repeat-item-labels="false">
              <table:data-pilot-members>
                <table:data-pilot-member table:name="Hard28_BPP119.txt" table:display="true" table:show-details="true"/>
                <table:data-pilot-member table:name="Hard28_BPP13.txt" table:display="true" table:show-details="true"/>
                <table:data-pilot-member table:name="Hard28_BPP14.txt" table:display="true" table:show-details="true"/>
                <table:data-pilot-member table:name="Hard28_BPP144.txt" table:display="true" table:show-details="true"/>
                <table:data-pilot-member table:name="Hard28_BPP175.txt" table:display="true" table:show-details="true"/>
                <table:data-pilot-member table:name="Hard28_BPP178.txt" table:display="true" table:show-details="true"/>
                <table:data-pilot-member table:name="Hard28_BPP181.txt" table:display="true" table:show-details="true"/>
                <table:data-pilot-member table:name="Hard28_BPP195.txt" table:display="true" table:show-details="true"/>
                <table:data-pilot-member table:name="Hard28_BPP359.txt" table:display="true" table:show-details="true"/>
                <table:data-pilot-member table:name="Hard28_BPP360.txt" table:display="true" table:show-details="true"/>
                <table:data-pilot-member table:name="Hard28_BPP40.txt" table:display="true" table:show-details="true"/>
                <table:data-pilot-member table:name="Hard28_BPP419.txt" table:display="true" table:show-details="true"/>
                <table:data-pilot-member table:name="Hard28_BPP47.txt" table:display="true" table:show-details="true"/>
                <table:data-pilot-member table:name="Hard28_BPP485.txt" table:display="true" table:show-details="true"/>
                <table:data-pilot-member table:name="Hard28_BPP531.txt" table:display="true" table:show-details="true"/>
                <table:data-pilot-member table:name="Hard28_BPP561.txt" table:display="true" table:show-details="true"/>
                <table:data-pilot-member table:name="Hard28_BPP60.txt" table:display="true" table:show-details="true"/>
                <table:data-pilot-member table:name="Hard28_BPP640.txt" table:display="true" table:show-details="true"/>
                <table:data-pilot-member table:name="Hard28_BPP645.txt" table:display="true" table:show-details="true"/>
                <table:data-pilot-member table:name="Hard28_BPP709.txt" table:display="true" table:show-details="true"/>
                <table:data-pilot-member table:name="Hard28_BPP716.txt" table:display="true" table:show-details="true"/>
                <table:data-pilot-member table:name="Hard28_BPP742.txt" table:display="true" table:show-details="true"/>
                <table:data-pilot-member table:name="Hard28_BPP766.txt" table:display="true" table:show-details="true"/>
                <table:data-pilot-member table:name="Hard28_BPP781.txt" table:display="true" table:show-details="true"/>
                <table:data-pilot-member table:name="Hard28_BPP785.txt" table:display="true" table:show-details="true"/>
                <table:data-pilot-member table:name="Hard28_BPP814.txt" table:display="true" table:show-details="true"/>
                <table:data-pilot-member table:name="Hard28_BPP832.txt" table:display="true" table:show-details="true"/>
                <table:data-pilot-member table:name="Hard28_BPP900.tx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N_bins" table:orientation="data" table:used-hierarchy="0" table:function="sum">
            <table:data-pilot-level table:show-empty="false" calcext:repeat-item-labels="false">
              <table:data-pilot-members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6" table:display="true" table:show-details="true"/>
                <table:data-pilot-member table:name="11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dinâmica_schoenfield_t10_seed42_results_2'.A1:'Tabela dinâmica_schoenfield_t10_seed42_results_2'.I30" table:buttons="'Tabela dinâmica_schoenfield_t10_seed42_results_2'.A2 'Tabela dinâmica_schoenfield_t10_seed42_results_2'.B1" table:grand-total="none" table:identify-categories="true" table:show-filter-button="false">
          <table:source-cell-range table:cell-range-address="schoenfield_t10_seed42_results.A1:schoenfield_t10_seed42_results.D225"/>
          <table:data-pilot-field table:source-field-name="Algoritmo" table:orientation="column" table:used-hierarchy="0" table:function="auto">
            <table:data-pilot-level table:show-empty="false" calcext:repeat-item-labels="false">
              <table:data-pilot-members>
                <table:data-pilot-member table:name="BF" table:display="true" table:show-details="true"/>
                <table:data-pilot-member table:name="BFD" table:display="true" table:show-details="true"/>
                <table:data-pilot-member table:name="FF" table:display="true" table:show-details="true"/>
                <table:data-pilot-member table:name="FFD" table:display="true" table:show-details="true"/>
                <table:data-pilot-member table:name="NF" table:display="true" table:show-details="true"/>
                <table:data-pilot-member table:name="NFD" table:display="true" table:show-details="true"/>
                <table:data-pilot-member table:name="WF" table:display="true" table:show-details="true"/>
                <table:data-pilot-member table:name="WF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nstancia" table:orientation="row" table:used-hierarchy="0" table:function="auto">
            <table:data-pilot-level table:show-empty="false" calcext:repeat-item-labels="false">
              <table:data-pilot-members>
                <table:data-pilot-member table:name="Hard28_BPP119.txt" table:display="true" table:show-details="true"/>
                <table:data-pilot-member table:name="Hard28_BPP13.txt" table:display="true" table:show-details="true"/>
                <table:data-pilot-member table:name="Hard28_BPP14.txt" table:display="true" table:show-details="true"/>
                <table:data-pilot-member table:name="Hard28_BPP144.txt" table:display="true" table:show-details="true"/>
                <table:data-pilot-member table:name="Hard28_BPP175.txt" table:display="true" table:show-details="true"/>
                <table:data-pilot-member table:name="Hard28_BPP178.txt" table:display="true" table:show-details="true"/>
                <table:data-pilot-member table:name="Hard28_BPP181.txt" table:display="true" table:show-details="true"/>
                <table:data-pilot-member table:name="Hard28_BPP195.txt" table:display="true" table:show-details="true"/>
                <table:data-pilot-member table:name="Hard28_BPP359.txt" table:display="true" table:show-details="true"/>
                <table:data-pilot-member table:name="Hard28_BPP360.txt" table:display="true" table:show-details="true"/>
                <table:data-pilot-member table:name="Hard28_BPP40.txt" table:display="true" table:show-details="true"/>
                <table:data-pilot-member table:name="Hard28_BPP419.txt" table:display="true" table:show-details="true"/>
                <table:data-pilot-member table:name="Hard28_BPP47.txt" table:display="true" table:show-details="true"/>
                <table:data-pilot-member table:name="Hard28_BPP485.txt" table:display="true" table:show-details="true"/>
                <table:data-pilot-member table:name="Hard28_BPP531.txt" table:display="true" table:show-details="true"/>
                <table:data-pilot-member table:name="Hard28_BPP561.txt" table:display="true" table:show-details="true"/>
                <table:data-pilot-member table:name="Hard28_BPP60.txt" table:display="true" table:show-details="true"/>
                <table:data-pilot-member table:name="Hard28_BPP640.txt" table:display="true" table:show-details="true"/>
                <table:data-pilot-member table:name="Hard28_BPP645.txt" table:display="true" table:show-details="true"/>
                <table:data-pilot-member table:name="Hard28_BPP709.txt" table:display="true" table:show-details="true"/>
                <table:data-pilot-member table:name="Hard28_BPP716.txt" table:display="true" table:show-details="true"/>
                <table:data-pilot-member table:name="Hard28_BPP742.txt" table:display="true" table:show-details="true"/>
                <table:data-pilot-member table:name="Hard28_BPP766.txt" table:display="true" table:show-details="true"/>
                <table:data-pilot-member table:name="Hard28_BPP781.txt" table:display="true" table:show-details="true"/>
                <table:data-pilot-member table:name="Hard28_BPP785.txt" table:display="true" table:show-details="true"/>
                <table:data-pilot-member table:name="Hard28_BPP814.txt" table:display="true" table:show-details="true"/>
                <table:data-pilot-member table:name="Hard28_BPP832.txt" table:display="true" table:show-details="true"/>
                <table:data-pilot-member table:name="Hard28_BPP900.tx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Tempo_Nanosegundos" table:orientation="data" table:used-hierarchy="0" table:function="sum">
            <table:data-pilot-level table:show-empty="false" calcext:repeat-item-labels="false">
              <table:data-pilot-members>
                <table:data-pilot-member table:name="5560" table:display="true" table:show-details="true"/>
                <table:data-pilot-member table:name="5610" table:display="true" table:show-details="true"/>
                <table:data-pilot-member table:name="5630" table:display="true" table:show-details="true"/>
                <table:data-pilot-member table:name="5640" table:display="true" table:show-details="true"/>
                <table:data-pilot-member table:name="5750" table:display="true" table:show-details="true"/>
                <table:data-pilot-member table:name="5770" table:display="true" table:show-details="true"/>
                <table:data-pilot-member table:name="5780" table:display="true" table:show-details="true"/>
                <table:data-pilot-member table:name="5790" table:display="true" table:show-details="true"/>
                <table:data-pilot-member table:name="5810" table:display="true" table:show-details="true"/>
                <table:data-pilot-member table:name="5830" table:display="true" table:show-details="true"/>
                <table:data-pilot-member table:name="5850" table:display="true" table:show-details="true"/>
                <table:data-pilot-member table:name="5890" table:display="true" table:show-details="true"/>
                <table:data-pilot-member table:name="5950" table:display="true" table:show-details="true"/>
                <table:data-pilot-member table:name="5980" table:display="true" table:show-details="true"/>
                <table:data-pilot-member table:name="5990" table:display="true" table:show-details="true"/>
                <table:data-pilot-member table:name="6030" table:display="true" table:show-details="true"/>
                <table:data-pilot-member table:name="6080" table:display="true" table:show-details="true"/>
                <table:data-pilot-member table:name="6100" table:display="true" table:show-details="true"/>
                <table:data-pilot-member table:name="6120" table:display="true" table:show-details="true"/>
                <table:data-pilot-member table:name="6170" table:display="true" table:show-details="true"/>
                <table:data-pilot-member table:name="6210" table:display="true" table:show-details="true"/>
                <table:data-pilot-member table:name="6410" table:display="true" table:show-details="true"/>
                <table:data-pilot-member table:name="17510" table:display="true" table:show-details="true"/>
                <table:data-pilot-member table:name="18620" table:display="true" table:show-details="true"/>
                <table:data-pilot-member table:name="18730" table:display="true" table:show-details="true"/>
                <table:data-pilot-member table:name="18860" table:display="true" table:show-details="true"/>
                <table:data-pilot-member table:name="19020" table:display="true" table:show-details="true"/>
                <table:data-pilot-member table:name="19410" table:display="true" table:show-details="true"/>
                <table:data-pilot-member table:name="19430" table:display="true" table:show-details="true"/>
                <table:data-pilot-member table:name="19470" table:display="true" table:show-details="true"/>
                <table:data-pilot-member table:name="19780" table:display="true" table:show-details="true"/>
                <table:data-pilot-member table:name="20480" table:display="true" table:show-details="true"/>
                <table:data-pilot-member table:name="21450" table:display="true" table:show-details="true"/>
                <table:data-pilot-member table:name="21690" table:display="true" table:show-details="true"/>
                <table:data-pilot-member table:name="21710" table:display="true" table:show-details="true"/>
                <table:data-pilot-member table:name="21790" table:display="true" table:show-details="true"/>
                <table:data-pilot-member table:name="22550" table:display="true" table:show-details="true"/>
                <table:data-pilot-member table:name="22850" table:display="true" table:show-details="true"/>
                <table:data-pilot-member table:name="23410" table:display="true" table:show-details="true"/>
                <table:data-pilot-member table:name="24260" table:display="true" table:show-details="true"/>
                <table:data-pilot-member table:name="24280" table:display="true" table:show-details="true"/>
                <table:data-pilot-member table:name="24570" table:display="true" table:show-details="true"/>
                <table:data-pilot-member table:name="24750" table:display="true" table:show-details="true"/>
                <table:data-pilot-member table:name="25160" table:display="true" table:show-details="true"/>
                <table:data-pilot-member table:name="25210" table:display="true" table:show-details="true"/>
                <table:data-pilot-member table:name="25840" table:display="true" table:show-details="true"/>
                <table:data-pilot-member table:name="25980" table:display="true" table:show-details="true"/>
                <table:data-pilot-member table:name="26000" table:display="true" table:show-details="true"/>
                <table:data-pilot-member table:name="26020" table:display="true" table:show-details="true"/>
                <table:data-pilot-member table:name="26040" table:display="true" table:show-details="true"/>
                <table:data-pilot-member table:name="26410" table:display="true" table:show-details="true"/>
                <table:data-pilot-member table:name="26650" table:display="true" table:show-details="true"/>
                <table:data-pilot-member table:name="26700" table:display="true" table:show-details="true"/>
                <table:data-pilot-member table:name="26930" table:display="true" table:show-details="true"/>
                <table:data-pilot-member table:name="27010" table:display="true" table:show-details="true"/>
                <table:data-pilot-member table:name="27080" table:display="true" table:show-details="true"/>
                <table:data-pilot-member table:name="27240" table:display="true" table:show-details="true"/>
                <table:data-pilot-member table:name="27250" table:display="true" table:show-details="true"/>
                <table:data-pilot-member table:name="27280" table:display="true" table:show-details="true"/>
                <table:data-pilot-member table:name="27830" table:display="true" table:show-details="true"/>
                <table:data-pilot-member table:name="27900" table:display="true" table:show-details="true"/>
                <table:data-pilot-member table:name="27980" table:display="true" table:show-details="true"/>
                <table:data-pilot-member table:name="28780" table:display="true" table:show-details="true"/>
                <table:data-pilot-member table:name="28870" table:display="true" table:show-details="true"/>
                <table:data-pilot-member table:name="29100" table:display="true" table:show-details="true"/>
                <table:data-pilot-member table:name="29210" table:display="true" table:show-details="true"/>
                <table:data-pilot-member table:name="29240" table:display="true" table:show-details="true"/>
                <table:data-pilot-member table:name="29310" table:display="true" table:show-details="true"/>
                <table:data-pilot-member table:name="29350" table:display="true" table:show-details="true"/>
                <table:data-pilot-member table:name="29380" table:display="true" table:show-details="true"/>
                <table:data-pilot-member table:name="29420" table:display="true" table:show-details="true"/>
                <table:data-pilot-member table:name="29550" table:display="true" table:show-details="true"/>
                <table:data-pilot-member table:name="29640" table:display="true" table:show-details="true"/>
                <table:data-pilot-member table:name="30100" table:display="true" table:show-details="true"/>
                <table:data-pilot-member table:name="30390" table:display="true" table:show-details="true"/>
                <table:data-pilot-member table:name="30490" table:display="true" table:show-details="true"/>
                <table:data-pilot-member table:name="30580" table:display="true" table:show-details="true"/>
                <table:data-pilot-member table:name="30810" table:display="true" table:show-details="true"/>
                <table:data-pilot-member table:name="30900" table:display="true" table:show-details="true"/>
                <table:data-pilot-member table:name="30970" table:display="true" table:show-details="true"/>
                <table:data-pilot-member table:name="31250" table:display="true" table:show-details="true"/>
                <table:data-pilot-member table:name="31440" table:display="true" table:show-details="true"/>
                <table:data-pilot-member table:name="31510" table:display="true" table:show-details="true"/>
                <table:data-pilot-member table:name="31620" table:display="true" table:show-details="true"/>
                <table:data-pilot-member table:name="31660" table:display="true" table:show-details="true"/>
                <table:data-pilot-member table:name="31910" table:display="true" table:show-details="true"/>
                <table:data-pilot-member table:name="32190" table:display="true" table:show-details="true"/>
                <table:data-pilot-member table:name="32380" table:display="true" table:show-details="true"/>
                <table:data-pilot-member table:name="32620" table:display="true" table:show-details="true"/>
                <table:data-pilot-member table:name="32710" table:display="true" table:show-details="true"/>
                <table:data-pilot-member table:name="32720" table:display="true" table:show-details="true"/>
                <table:data-pilot-member table:name="32780" table:display="true" table:show-details="true"/>
                <table:data-pilot-member table:name="32810" table:display="true" table:show-details="true"/>
                <table:data-pilot-member table:name="32980" table:display="true" table:show-details="true"/>
                <table:data-pilot-member table:name="33640" table:display="true" table:show-details="true"/>
                <table:data-pilot-member table:name="33660" table:display="true" table:show-details="true"/>
                <table:data-pilot-member table:name="34150" table:display="true" table:show-details="true"/>
                <table:data-pilot-member table:name="34360" table:display="true" table:show-details="true"/>
                <table:data-pilot-member table:name="34420" table:display="true" table:show-details="true"/>
                <table:data-pilot-member table:name="35000" table:display="true" table:show-details="true"/>
                <table:data-pilot-member table:name="35100" table:display="true" table:show-details="true"/>
                <table:data-pilot-member table:name="35580" table:display="true" table:show-details="true"/>
                <table:data-pilot-member table:name="36370" table:display="true" table:show-details="true"/>
                <table:data-pilot-member table:name="36470" table:display="true" table:show-details="true"/>
                <table:data-pilot-member table:name="36650" table:display="true" table:show-details="true"/>
                <table:data-pilot-member table:name="37200" table:display="true" table:show-details="true"/>
                <table:data-pilot-member table:name="37230" table:display="true" table:show-details="true"/>
                <table:data-pilot-member table:name="37410" table:display="true" table:show-details="true"/>
                <table:data-pilot-member table:name="37870" table:display="true" table:show-details="true"/>
                <table:data-pilot-member table:name="38100" table:display="true" table:show-details="true"/>
                <table:data-pilot-member table:name="38190" table:display="true" table:show-details="true"/>
                <table:data-pilot-member table:name="38510" table:display="true" table:show-details="true"/>
                <table:data-pilot-member table:name="38770" table:display="true" table:show-details="true"/>
                <table:data-pilot-member table:name="39240" table:display="true" table:show-details="true"/>
                <table:data-pilot-member table:name="39260" table:display="true" table:show-details="true"/>
                <table:data-pilot-member table:name="39450" table:display="true" table:show-details="true"/>
                <table:data-pilot-member table:name="39700" table:display="true" table:show-details="true"/>
                <table:data-pilot-member table:name="40360" table:display="true" table:show-details="true"/>
                <table:data-pilot-member table:name="40480" table:display="true" table:show-details="true"/>
                <table:data-pilot-member table:name="40570" table:display="true" table:show-details="true"/>
                <table:data-pilot-member table:name="40760" table:display="true" table:show-details="true"/>
                <table:data-pilot-member table:name="40820" table:display="true" table:show-details="true"/>
                <table:data-pilot-member table:name="40900" table:display="true" table:show-details="true"/>
                <table:data-pilot-member table:name="41630" table:display="true" table:show-details="true"/>
                <table:data-pilot-member table:name="42120" table:display="true" table:show-details="true"/>
                <table:data-pilot-member table:name="42250" table:display="true" table:show-details="true"/>
                <table:data-pilot-member table:name="42320" table:display="true" table:show-details="true"/>
                <table:data-pilot-member table:name="42480" table:display="true" table:show-details="true"/>
                <table:data-pilot-member table:name="42620" table:display="true" table:show-details="true"/>
                <table:data-pilot-member table:name="42880" table:display="true" table:show-details="true"/>
                <table:data-pilot-member table:name="43420" table:display="true" table:show-details="true"/>
                <table:data-pilot-member table:name="43510" table:display="true" table:show-details="true"/>
                <table:data-pilot-member table:name="44960" table:display="true" table:show-details="true"/>
                <table:data-pilot-member table:name="45100" table:display="true" table:show-details="true"/>
                <table:data-pilot-member table:name="46550" table:display="true" table:show-details="true"/>
                <table:data-pilot-member table:name="47840" table:display="true" table:show-details="true"/>
                <table:data-pilot-member table:name="47910" table:display="true" table:show-details="true"/>
                <table:data-pilot-member table:name="48510" table:display="true" table:show-details="true"/>
                <table:data-pilot-member table:name="49110" table:display="true" table:show-details="true"/>
                <table:data-pilot-member table:name="49180" table:display="true" table:show-details="true"/>
                <table:data-pilot-member table:name="49610" table:display="true" table:show-details="true"/>
                <table:data-pilot-member table:name="49680" table:display="true" table:show-details="true"/>
                <table:data-pilot-member table:name="49880" table:display="true" table:show-details="true"/>
                <table:data-pilot-member table:name="50140" table:display="true" table:show-details="true"/>
                <table:data-pilot-member table:name="50420" table:display="true" table:show-details="true"/>
                <table:data-pilot-member table:name="50570" table:display="true" table:show-details="true"/>
                <table:data-pilot-member table:name="50810" table:display="true" table:show-details="true"/>
                <table:data-pilot-member table:name="51610" table:display="true" table:show-details="true"/>
                <table:data-pilot-member table:name="51690" table:display="true" table:show-details="true"/>
                <table:data-pilot-member table:name="51760" table:display="true" table:show-details="true"/>
                <table:data-pilot-member table:name="51890" table:display="true" table:show-details="true"/>
                <table:data-pilot-member table:name="52110" table:display="true" table:show-details="true"/>
                <table:data-pilot-member table:name="52190" table:display="true" table:show-details="true"/>
                <table:data-pilot-member table:name="52430" table:display="true" table:show-details="true"/>
                <table:data-pilot-member table:name="52440" table:display="true" table:show-details="true"/>
                <table:data-pilot-member table:name="52630" table:display="true" table:show-details="true"/>
                <table:data-pilot-member table:name="52690" table:display="true" table:show-details="true"/>
                <table:data-pilot-member table:name="52730" table:display="true" table:show-details="true"/>
                <table:data-pilot-member table:name="53070" table:display="true" table:show-details="true"/>
                <table:data-pilot-member table:name="53340" table:display="true" table:show-details="true"/>
                <table:data-pilot-member table:name="54190" table:display="true" table:show-details="true"/>
                <table:data-pilot-member table:name="54240" table:display="true" table:show-details="true"/>
                <table:data-pilot-member table:name="54610" table:display="true" table:show-details="true"/>
                <table:data-pilot-member table:name="54670" table:display="true" table:show-details="true"/>
                <table:data-pilot-member table:name="54860" table:display="true" table:show-details="true"/>
                <table:data-pilot-member table:name="55340" table:display="true" table:show-details="true"/>
                <table:data-pilot-member table:name="56860" table:display="true" table:show-details="true"/>
                <table:data-pilot-member table:name="56930" table:display="true" table:show-details="true"/>
                <table:data-pilot-member table:name="57520" table:display="true" table:show-details="true"/>
                <table:data-pilot-member table:name="57800" table:display="true" table:show-details="true"/>
                <table:data-pilot-member table:name="57950" table:display="true" table:show-details="true"/>
                <table:data-pilot-member table:name="58670" table:display="true" table:show-details="true"/>
                <table:data-pilot-member table:name="59380" table:display="true" table:show-details="true"/>
                <table:data-pilot-member table:name="59510" table:display="true" table:show-details="true"/>
                <table:data-pilot-member table:name="59750" table:display="true" table:show-details="true"/>
                <table:data-pilot-member table:name="60230" table:display="true" table:show-details="true"/>
                <table:data-pilot-member table:name="60250" table:display="true" table:show-details="true"/>
                <table:data-pilot-member table:name="60760" table:display="true" table:show-details="true"/>
                <table:data-pilot-member table:name="61320" table:display="true" table:show-details="true"/>
                <table:data-pilot-member table:name="61390" table:display="true" table:show-details="true"/>
                <table:data-pilot-member table:name="62010" table:display="true" table:show-details="true"/>
                <table:data-pilot-member table:name="62480" table:display="true" table:show-details="true"/>
                <table:data-pilot-member table:name="62690" table:display="true" table:show-details="true"/>
                <table:data-pilot-member table:name="62810" table:display="true" table:show-details="true"/>
                <table:data-pilot-member table:name="62880" table:display="true" table:show-details="true"/>
                <table:data-pilot-member table:name="63320" table:display="true" table:show-details="true"/>
                <table:data-pilot-member table:name="63620" table:display="true" table:show-details="true"/>
                <table:data-pilot-member table:name="64280" table:display="true" table:show-details="true"/>
                <table:data-pilot-member table:name="64330" table:display="true" table:show-details="true"/>
                <table:data-pilot-member table:name="65150" table:display="true" table:show-details="true"/>
                <table:data-pilot-member table:name="65570" table:display="true" table:show-details="true"/>
                <table:data-pilot-member table:name="65720" table:display="true" table:show-details="true"/>
                <table:data-pilot-member table:name="66430" table:display="true" table:show-details="true"/>
                <table:data-pilot-member table:name="67740" table:display="true" table:show-details="true"/>
                <table:data-pilot-member table:name="68360" table:display="true" table:show-details="true"/>
                <table:data-pilot-member table:name="68420" table:display="true" table:show-details="true"/>
                <table:data-pilot-member table:name="68730" table:display="true" table:show-details="true"/>
                <table:data-pilot-member table:name="70030" table:display="true" table:show-details="true"/>
                <table:data-pilot-member table:name="70340" table:display="true" table:show-details="true"/>
                <table:data-pilot-member table:name="70600" table:display="true" table:show-details="true"/>
                <table:data-pilot-member table:name="70680" table:display="true" table:show-details="true"/>
                <table:data-pilot-member table:name="71130" table:display="true" table:show-details="true"/>
                <table:data-pilot-member table:name="71560" table:display="true" table:show-details="true"/>
                <table:data-pilot-member table:name="72220" table:display="true" table:show-details="true"/>
                <table:data-pilot-member table:name="72280" table:display="true" table:show-details="true"/>
                <table:data-pilot-member table:name="72420" table:display="true" table:show-details="true"/>
                <table:data-pilot-member table:name="73900" table:display="true" table:show-details="true"/>
                <table:data-pilot-member table:name="74260" table:display="true" table:show-details="true"/>
                <table:data-pilot-member table:name="74860" table:display="true" table:show-details="true"/>
                <table:data-pilot-member table:name="75120" table:display="true" table:show-details="true"/>
                <table:data-pilot-member table:name="76100" table:display="true" table:show-details="true"/>
                <table:data-pilot-member table:name="76750" table:display="true" table:show-details="true"/>
                <table:data-pilot-member table:name="11977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03T17:38:39.972000000</dc:date>
    <meta:editing-duration>PT5M9S</meta:editing-duration>
    <meta:editing-cycles>1</meta:editing-cycles>
    <meta:generator>LibreOffice/6.2.8.2$Windows_X86_64 LibreOffice_project/f82ddfca21ebc1e222a662a32b25c0c9d20169ee</meta:generator>
    <meta:document-statistic meta:table-count="3" meta:cell-count="1426" meta:object-count="0"/>
  </office:meta>
</office:document-meta>
</file>